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style>
    <style:style style:name="P2" style:family="paragraph" style:parent-style-name="Standard">
      <style:text-properties fo:font-size="14pt" officeooo:rsid="0006c791" officeooo:paragraph-rsid="0006c791" fo:background-color="#ffbf00"/>
    </style:style>
    <style:style style:name="P3" style:family="paragraph" style:parent-style-name="Standard">
      <style:text-properties fo:font-size="14pt" officeooo:rsid="00081ac0" officeooo:paragraph-rsid="00081ac0" fo:background-color="#ffbf00"/>
    </style:style>
    <style:style style:name="P4" style:family="paragraph" style:parent-style-name="Standard">
      <style:text-properties fo:font-size="14pt" officeooo:rsid="000948bf" officeooo:paragraph-rsid="000948bf" fo:background-color="#ffbf00"/>
    </style:style>
    <style:style style:name="P5" style:family="paragraph" style:parent-style-name="Standard">
      <style:text-properties fo:font-size="14pt" officeooo:rsid="000cb50d" officeooo:paragraph-rsid="000cb50d" fo:background-color="#ffbf00"/>
    </style:style>
    <style:style style:name="P6" style:family="paragraph" style:parent-style-name="Standard">
      <style:text-properties fo:font-size="14pt" officeooo:rsid="000d8187" officeooo:paragraph-rsid="000d8187" fo:background-color="#ffbf00"/>
    </style:style>
    <style:style style:name="P7" style:family="paragraph" style:parent-style-name="Standard">
      <style:text-properties fo:font-size="14pt" officeooo:rsid="00111a85" officeooo:paragraph-rsid="00111a85" fo:background-color="#ffbf00"/>
    </style:style>
    <style:style style:name="P8" style:family="paragraph" style:parent-style-name="Standard">
      <style:text-properties fo:font-size="14pt" officeooo:rsid="00153ba4" officeooo:paragraph-rsid="00153ba4" fo:background-color="#ffbf00"/>
    </style:style>
    <style:style style:name="P9" style:family="paragraph" style:parent-style-name="Standard">
      <style:text-properties fo:font-size="14pt" officeooo:rsid="001897fb" officeooo:paragraph-rsid="001897fb" fo:background-color="#ffbf00"/>
    </style:style>
    <style:style style:name="P10" style:family="paragraph" style:parent-style-name="Standard">
      <style:text-properties fo:font-size="14pt" officeooo:rsid="001897fb" officeooo:paragraph-rsid="00207b48" fo:background-color="#ffbf00"/>
    </style:style>
    <style:style style:name="P11" style:family="paragraph" style:parent-style-name="Standard">
      <style:text-properties fo:font-size="14pt" officeooo:rsid="001897fb" officeooo:paragraph-rsid="002c46e2" fo:background-color="#ffbf00"/>
    </style:style>
    <style:style style:name="P12" style:family="paragraph" style:parent-style-name="Standard">
      <style:text-properties fo:font-size="14pt" officeooo:rsid="001897fb" officeooo:paragraph-rsid="0034b3ad" fo:background-color="#ffbf00"/>
    </style:style>
    <style:style style:name="P13" style:family="paragraph" style:parent-style-name="Standard">
      <style:text-properties fo:font-size="14pt" officeooo:rsid="001a8b87" officeooo:paragraph-rsid="001a8b87" fo:background-color="#ffbf00"/>
    </style:style>
    <style:style style:name="P14" style:family="paragraph" style:parent-style-name="Standard">
      <style:text-properties fo:font-size="14pt" officeooo:rsid="002c46e2" officeooo:paragraph-rsid="002c46e2" fo:background-color="#ffbf00"/>
    </style:style>
    <style:style style:name="P15" style:family="paragraph" style:parent-style-name="Standard">
      <style:text-properties fo:font-size="14pt" officeooo:rsid="002c46e2" officeooo:paragraph-rsid="003ec58e" fo:background-color="#ffbf00"/>
    </style:style>
    <style:style style:name="P16" style:family="paragraph" style:parent-style-name="Standard">
      <style:text-properties fo:font-size="14pt" officeooo:rsid="003c1c05" officeooo:paragraph-rsid="003c1c05" fo:background-color="#ffbf00"/>
    </style:style>
    <style:style style:name="P17" style:family="paragraph" style:parent-style-name="Standard">
      <style:text-properties fo:font-size="14pt" officeooo:rsid="0040f32c" officeooo:paragraph-rsid="00441bd1" fo:background-color="#ffbf00"/>
    </style:style>
    <style:style style:name="P18" style:family="paragraph" style:parent-style-name="Standard">
      <style:text-properties fo:font-size="14pt" officeooo:rsid="004664b6" officeooo:paragraph-rsid="004664b6" fo:background-color="#ffbf00"/>
    </style:style>
    <style:style style:name="P19" style:family="paragraph" style:parent-style-name="Standard">
      <style:text-properties fo:font-size="14pt" fo:background-color="#ff4000"/>
    </style:style>
    <style:style style:name="P20" style:family="paragraph" style:parent-style-name="Standard">
      <style:text-properties fo:font-size="14pt" officeooo:rsid="0004fc97" fo:background-color="transparent"/>
    </style:style>
    <style:style style:name="P21" style:family="paragraph" style:parent-style-name="Standard">
      <style:text-properties fo:font-size="14pt" officeooo:rsid="0004fc97" officeooo:paragraph-rsid="0004fc97" fo:background-color="transparent"/>
    </style:style>
    <style:style style:name="P22" style:family="paragraph" style:parent-style-name="Standard">
      <style:text-properties fo:font-size="14pt" officeooo:rsid="0007a031" officeooo:paragraph-rsid="0006c791" fo:background-color="transparent"/>
    </style:style>
    <style:style style:name="P23" style:family="paragraph" style:parent-style-name="Standard">
      <style:text-properties fo:font-size="14pt" officeooo:rsid="00081ac0" officeooo:paragraph-rsid="00081ac0" fo:background-color="transparent"/>
    </style:style>
    <style:style style:name="P24" style:family="paragraph" style:parent-style-name="Standard">
      <style:text-properties fo:font-size="14pt" officeooo:rsid="000b8305" officeooo:paragraph-rsid="00098342" fo:background-color="transparent"/>
    </style:style>
    <style:style style:name="P25" style:family="paragraph" style:parent-style-name="Standard">
      <style:text-properties fo:font-size="14pt" officeooo:rsid="000b8305" officeooo:paragraph-rsid="006881a2" fo:background-color="transparent"/>
    </style:style>
    <style:style style:name="P26" style:family="paragraph" style:parent-style-name="Standard">
      <style:text-properties fo:font-size="14pt" officeooo:rsid="000d8187" officeooo:paragraph-rsid="000d8187" fo:background-color="transparent"/>
    </style:style>
    <style:style style:name="P27" style:family="paragraph" style:parent-style-name="Standard">
      <style:text-properties fo:font-size="14pt" officeooo:rsid="000cb50d" officeooo:paragraph-rsid="000cb50d" fo:background-color="transparent"/>
    </style:style>
    <style:style style:name="P28" style:family="paragraph" style:parent-style-name="Standard">
      <style:text-properties fo:font-size="14pt" officeooo:rsid="00111a85" officeooo:paragraph-rsid="00111a85" fo:background-color="transparent"/>
    </style:style>
    <style:style style:name="P29" style:family="paragraph" style:parent-style-name="Standard">
      <style:text-properties fo:font-size="14pt" officeooo:rsid="0013ce2e" officeooo:paragraph-rsid="0013ce2e" fo:background-color="transparent"/>
    </style:style>
    <style:style style:name="P30" style:family="paragraph" style:parent-style-name="Standard">
      <style:text-properties fo:font-size="14pt" officeooo:rsid="00153ba4" officeooo:paragraph-rsid="00153ba4" fo:background-color="transparent"/>
    </style:style>
    <style:style style:name="P31" style:family="paragraph" style:parent-style-name="Standard">
      <style:text-properties fo:font-size="14pt" officeooo:rsid="00153ba4" officeooo:paragraph-rsid="0093138c" fo:background-color="transparent"/>
    </style:style>
    <style:style style:name="P32" style:family="paragraph" style:parent-style-name="Standard">
      <style:text-properties fo:font-size="14pt" officeooo:rsid="00468278" officeooo:paragraph-rsid="00485ba6" fo:background-color="transparent"/>
    </style:style>
    <style:style style:name="P33" style:family="paragraph" style:parent-style-name="Standard">
      <style:text-properties fo:font-size="14pt" officeooo:rsid="00485ba6" officeooo:paragraph-rsid="00485ba6" fo:background-color="transparent"/>
    </style:style>
    <style:style style:name="P34" style:family="paragraph" style:parent-style-name="Standard">
      <style:text-properties fo:font-size="14pt" officeooo:rsid="00498d93" officeooo:paragraph-rsid="00662e8c" fo:background-color="transparent"/>
    </style:style>
    <style:style style:name="P35" style:family="paragraph" style:parent-style-name="Standard">
      <style:text-properties fo:font-size="14pt" officeooo:rsid="004d4a3d" officeooo:paragraph-rsid="005452ca" fo:background-color="transparent"/>
    </style:style>
    <style:style style:name="P36" style:family="paragraph" style:parent-style-name="Standard">
      <style:text-properties fo:font-size="14pt" officeooo:rsid="004d4a3d" officeooo:paragraph-rsid="006e65ed" fo:background-color="transparent"/>
    </style:style>
    <style:style style:name="P37" style:family="paragraph" style:parent-style-name="Standard">
      <style:text-properties fo:font-size="14pt" officeooo:rsid="0050b315" officeooo:paragraph-rsid="0050b315" fo:background-color="transparent"/>
    </style:style>
    <style:style style:name="P38" style:family="paragraph" style:parent-style-name="Standard">
      <style:text-properties fo:font-size="14pt" officeooo:rsid="00662e8c" officeooo:paragraph-rsid="00662e8c" fo:background-color="transparent"/>
    </style:style>
    <style:style style:name="P39" style:family="paragraph" style:parent-style-name="Standard">
      <style:text-properties fo:font-size="14pt" officeooo:rsid="006881a2" officeooo:paragraph-rsid="006881a2" fo:background-color="transparent"/>
    </style:style>
    <style:style style:name="P40" style:family="paragraph" style:parent-style-name="Standard">
      <style:text-properties fo:font-size="14pt" officeooo:rsid="006e65ed" officeooo:paragraph-rsid="006e65ed" fo:background-color="transparent"/>
    </style:style>
    <style:style style:name="P41" style:family="paragraph" style:parent-style-name="Standard">
      <style:text-properties fo:font-size="14pt" officeooo:rsid="0093e2c2" officeooo:paragraph-rsid="0093e2c2" fo:background-color="transparent"/>
    </style:style>
    <style:style style:name="P42" style:family="paragraph" style:parent-style-name="Standard">
      <style:text-properties fo:font-size="14pt" officeooo:rsid="009700f9" officeooo:paragraph-rsid="009700f9" fo:background-color="transparent"/>
    </style:style>
    <style:style style:name="P43" style:family="paragraph" style:parent-style-name="Standard">
      <style:text-properties fo:font-size="14pt" officeooo:rsid="009700f9" officeooo:paragraph-rsid="009bdf03" fo:background-color="transparent"/>
    </style:style>
    <style:style style:name="P44" style:family="paragraph" style:parent-style-name="Standard">
      <style:text-properties fo:font-size="14pt" officeooo:rsid="00098342" officeooo:paragraph-rsid="006881a2" fo:background-color="transparent"/>
    </style:style>
    <style:style style:name="P45" style:family="paragraph" style:parent-style-name="Standard">
      <style:text-properties fo:font-size="14pt" officeooo:rsid="00172499" officeooo:paragraph-rsid="00153ba4" fo:background-color="transparent"/>
    </style:style>
    <style:style style:name="P46" style:family="paragraph" style:parent-style-name="Standard">
      <style:text-properties fo:font-size="14pt" officeooo:rsid="001897fb" officeooo:paragraph-rsid="001897fb" fo:background-color="transparent"/>
    </style:style>
    <style:style style:name="P47" style:family="paragraph" style:parent-style-name="Standard">
      <style:text-properties fo:font-size="14pt" officeooo:rsid="001a8b87" officeooo:paragraph-rsid="001a8b87" fo:background-color="transparent"/>
    </style:style>
    <style:style style:name="P48" style:family="paragraph" style:parent-style-name="Standard">
      <style:text-properties fo:font-size="14pt" fo:font-weight="bold" officeooo:rsid="007d2ba5" officeooo:paragraph-rsid="00b16d65" fo:background-color="transparent" style:font-weight-asian="bold" style:font-weight-complex="bold"/>
    </style:style>
    <style:style style:name="P49" style:family="paragraph" style:parent-style-name="Standard">
      <style:text-properties fo:font-size="14pt" fo:font-weight="bold" officeooo:rsid="00c1c346" officeooo:paragraph-rsid="00c1c346" fo:background-color="transparent" style:font-weight-asian="bold" style:font-weight-complex="bold"/>
    </style:style>
    <style:style style:name="P50" style:family="paragraph" style:parent-style-name="Standard">
      <style:text-properties fo:font-size="14pt" fo:font-weight="bold" officeooo:rsid="00c2a196" officeooo:paragraph-rsid="00c2a196" fo:background-color="transparent" style:font-weight-asian="bold" style:font-weight-complex="bold"/>
    </style:style>
    <style:style style:name="P51" style:family="paragraph" style:parent-style-name="Standard">
      <style:text-properties fo:font-size="14pt" fo:font-weight="bold" officeooo:rsid="00c7a333" officeooo:paragraph-rsid="00c7a333" fo:background-color="transparent" style:font-weight-asian="bold" style:font-weight-complex="bold"/>
    </style:style>
    <style:style style:name="P52" style:family="paragraph" style:parent-style-name="Standard">
      <style:text-properties fo:font-size="14pt" fo:font-weight="bold" officeooo:rsid="00d18788" officeooo:paragraph-rsid="00d6c785" fo:background-color="transparent" style:font-weight-asian="bold" style:font-weight-complex="bold"/>
    </style:style>
    <style:style style:name="P53" style:family="paragraph" style:parent-style-name="Standard">
      <style:text-properties fo:font-size="14pt" fo:font-weight="bold" officeooo:rsid="00d6c785" officeooo:paragraph-rsid="00d6c785" fo:background-color="transparent" style:font-weight-asian="bold" style:font-weight-complex="bold"/>
    </style:style>
    <style:style style:name="P54" style:family="paragraph" style:parent-style-name="Standard">
      <style:text-properties fo:font-size="14pt" fo:font-weight="bold" officeooo:rsid="00d883db" officeooo:paragraph-rsid="00d883db" fo:background-color="transparent" style:font-weight-asian="bold" style:font-weight-complex="bold"/>
    </style:style>
    <style:style style:name="P55" style:family="paragraph" style:parent-style-name="Standard">
      <style:text-properties fo:font-size="14pt" fo:font-weight="bold" officeooo:rsid="00d883db" officeooo:paragraph-rsid="00dfd969" fo:background-color="transparent" style:font-weight-asian="bold" style:font-weight-complex="bold"/>
    </style:style>
    <style:style style:name="P56" style:family="paragraph" style:parent-style-name="Standard">
      <style:text-properties fo:font-size="14pt" fo:font-weight="bold" officeooo:rsid="00e1ebd2" officeooo:paragraph-rsid="00e4f603" fo:background-color="transparent" style:font-weight-asian="bold" style:font-weight-complex="bold"/>
    </style:style>
    <style:style style:name="P57" style:family="paragraph" style:parent-style-name="Standard">
      <style:text-properties fo:font-size="14pt" fo:font-weight="bold" officeooo:rsid="00e696f3" officeooo:paragraph-rsid="00e696f3" fo:background-color="transparent" style:font-weight-asian="bold" style:font-weight-complex="bold"/>
    </style:style>
    <style:style style:name="P58" style:family="paragraph" style:parent-style-name="Standard">
      <style:text-properties fo:font-size="14pt" fo:font-weight="bold" officeooo:rsid="00eb7273" officeooo:paragraph-rsid="00eb7273" fo:background-color="transparent" style:font-weight-asian="bold" style:font-weight-complex="bold"/>
    </style:style>
    <style:style style:name="P59" style:family="paragraph" style:parent-style-name="Standard">
      <style:text-properties fo:font-size="14pt" fo:font-weight="bold" officeooo:rsid="00f141f6" officeooo:paragraph-rsid="0108e837" fo:background-color="transparent" style:font-weight-asian="bold" style:font-weight-complex="bold"/>
    </style:style>
    <style:style style:name="P60" style:family="paragraph" style:parent-style-name="Standard">
      <style:text-properties fo:font-size="14pt" fo:font-weight="bold" officeooo:rsid="00f4a1d9" officeooo:paragraph-rsid="00f4a1d9" fo:background-color="transparent" style:font-weight-asian="bold" style:font-weight-complex="bold"/>
    </style:style>
    <style:style style:name="P61" style:family="paragraph" style:parent-style-name="Standard">
      <style:text-properties fo:font-size="14pt" fo:font-weight="bold" officeooo:rsid="00ff184b" officeooo:paragraph-rsid="00ff184b" fo:background-color="transparent" style:font-weight-asian="bold" style:font-weight-complex="bold"/>
    </style:style>
    <style:style style:name="P62" style:family="paragraph" style:parent-style-name="Standard">
      <style:text-properties fo:font-size="14pt" fo:font-weight="bold" officeooo:rsid="00ff184b" officeooo:paragraph-rsid="00ff9f13" fo:background-color="transparent" style:font-weight-asian="bold" style:font-weight-complex="bold"/>
    </style:style>
    <style:style style:name="P63" style:family="paragraph" style:parent-style-name="Standard">
      <style:text-properties fo:font-size="14pt" fo:font-weight="bold" officeooo:rsid="00ffef3d" officeooo:paragraph-rsid="01002af1" fo:background-color="transparent" style:font-weight-asian="bold" style:font-weight-complex="bold"/>
    </style:style>
    <style:style style:name="P64" style:family="paragraph" style:parent-style-name="Standard">
      <style:text-properties fo:font-size="14pt" fo:font-weight="bold" officeooo:rsid="0104dcd5" officeooo:paragraph-rsid="0104dcd5" fo:background-color="transparent" style:font-weight-asian="bold" style:font-weight-complex="bold"/>
    </style:style>
    <style:style style:name="P65" style:family="paragraph" style:parent-style-name="Standard">
      <style:text-properties fo:font-size="14pt" fo:font-weight="bold" officeooo:rsid="010cbd66" officeooo:paragraph-rsid="010cbd66" fo:background-color="transparent" style:font-weight-asian="bold" style:font-weight-complex="bold"/>
    </style:style>
    <style:style style:name="P66" style:family="paragraph" style:parent-style-name="Standard">
      <style:text-properties fo:font-size="14pt" fo:font-weight="bold" officeooo:rsid="010cbd66" officeooo:paragraph-rsid="011278c5" fo:background-color="transparent" style:font-weight-asian="bold" style:font-weight-complex="bold"/>
    </style:style>
    <style:style style:name="P67" style:family="paragraph" style:parent-style-name="Standard">
      <style:text-properties fo:font-size="14pt" fo:font-weight="bold" officeooo:rsid="010cbd66" officeooo:paragraph-rsid="0115f7cf" fo:background-color="transparent" style:font-weight-asian="bold" style:font-weight-complex="bold"/>
    </style:style>
    <style:style style:name="P68" style:family="paragraph" style:parent-style-name="Standard">
      <style:text-properties fo:font-size="14pt" fo:font-weight="bold" officeooo:rsid="01213c8d" officeooo:paragraph-rsid="01213c8d" fo:background-color="transparent" style:font-weight-asian="bold" style:font-weight-complex="bold"/>
    </style:style>
    <style:style style:name="P69" style:family="paragraph" style:parent-style-name="Standard">
      <style:paragraph-properties fo:text-align="justify" style:justify-single-word="false"/>
      <style:text-properties fo:font-size="14pt" fo:font-weight="bold" officeooo:rsid="0122ce4c" officeooo:paragraph-rsid="0122ce4c" fo:background-color="transparent" style:font-weight-asian="bold" style:font-weight-complex="bold"/>
    </style:style>
    <style:style style:name="P70" style:family="paragraph" style:parent-style-name="Standard">
      <style:paragraph-properties fo:text-align="justify" style:justify-single-word="false"/>
      <style:text-properties fo:font-size="14pt" fo:font-weight="bold" officeooo:rsid="012a0c6a" officeooo:paragraph-rsid="012a0c6a" fo:background-color="transparent" style:font-weight-asian="bold" style:font-weight-complex="bold"/>
    </style:style>
    <style:style style:name="P71" style:family="paragraph" style:parent-style-name="Standard">
      <style:paragraph-properties fo:text-align="justify" style:justify-single-word="false"/>
      <style:text-properties fo:font-size="14pt" fo:font-weight="bold" officeooo:rsid="012b315e" officeooo:paragraph-rsid="012b315e" fo:background-color="transparent" style:font-weight-asian="bold" style:font-weight-complex="bold"/>
    </style:style>
    <style:style style:name="P72" style:family="paragraph" style:parent-style-name="Standard">
      <style:paragraph-properties fo:text-align="justify" style:justify-single-word="false"/>
      <style:text-properties fo:font-size="14pt" fo:font-weight="bold" officeooo:rsid="012b315e" officeooo:paragraph-rsid="01347e80" fo:background-color="transparent" style:font-weight-asian="bold" style:font-weight-complex="bold"/>
    </style:style>
    <style:style style:name="P73" style:family="paragraph" style:parent-style-name="Standard">
      <style:paragraph-properties fo:text-align="justify" style:justify-single-word="false"/>
      <style:text-properties fo:font-size="14pt" fo:font-weight="bold" officeooo:rsid="0130ad5e" officeooo:paragraph-rsid="0130ad5e" fo:background-color="transparent" style:font-weight-asian="bold" style:font-weight-complex="bold"/>
    </style:style>
    <style:style style:name="P74" style:family="paragraph" style:parent-style-name="Standard">
      <style:paragraph-properties fo:text-align="justify" style:justify-single-word="false"/>
      <style:text-properties fo:font-size="14pt" fo:font-weight="bold" officeooo:rsid="01322be6" officeooo:paragraph-rsid="013b536c" fo:background-color="transparent" style:font-weight-asian="bold" style:font-weight-complex="bold"/>
    </style:style>
    <style:style style:name="P75" style:family="paragraph" style:parent-style-name="Standard">
      <style:paragraph-properties fo:text-align="justify" style:justify-single-word="false"/>
      <style:text-properties fo:font-size="14pt" fo:font-weight="bold" officeooo:rsid="013d494c" officeooo:paragraph-rsid="013d494c" fo:background-color="transparent" style:font-weight-asian="bold" style:font-weight-complex="bold"/>
    </style:style>
    <style:style style:name="P76" style:family="paragraph" style:parent-style-name="Standard">
      <style:paragraph-properties fo:text-align="justify" style:justify-single-word="false"/>
      <style:text-properties fo:font-size="14pt" fo:font-weight="bold" officeooo:rsid="014c1e30" officeooo:paragraph-rsid="014c1e30" fo:background-color="transparent" style:font-weight-asian="bold" style:font-weight-complex="bold"/>
    </style:style>
    <style:style style:name="P77" style:family="paragraph" style:parent-style-name="Standard">
      <style:paragraph-properties fo:text-align="justify" style:justify-single-word="false"/>
      <style:text-properties fo:font-size="14pt" fo:font-weight="bold" officeooo:rsid="0151749b" officeooo:paragraph-rsid="0151749b" fo:background-color="transparent" style:font-weight-asian="bold" style:font-weight-complex="bold"/>
    </style:style>
    <style:style style:name="P78" style:family="paragraph" style:parent-style-name="Standard">
      <style:paragraph-properties fo:text-align="justify" style:justify-single-word="false"/>
      <style:text-properties fo:font-size="14pt" fo:font-weight="bold" officeooo:rsid="015a0d89" officeooo:paragraph-rsid="015a0d89" fo:background-color="transparent" style:font-weight-asian="bold" style:font-weight-complex="bold"/>
    </style:style>
    <style:style style:name="P79" style:family="paragraph" style:parent-style-name="Standard">
      <style:paragraph-properties fo:text-align="justify" style:justify-single-word="false"/>
      <style:text-properties fo:font-size="14pt" fo:font-weight="bold" officeooo:rsid="015b1cf3" officeooo:paragraph-rsid="015b1cf3" fo:background-color="transparent" style:font-weight-asian="bold" style:font-weight-complex="bold"/>
    </style:style>
    <style:style style:name="P80" style:family="paragraph" style:parent-style-name="Standard">
      <style:paragraph-properties fo:text-align="justify" style:justify-single-word="false"/>
      <style:text-properties fo:font-size="14pt" fo:font-weight="bold" officeooo:rsid="015c5c8b" officeooo:paragraph-rsid="015c5c8b" fo:background-color="transparent" style:font-weight-asian="bold" style:font-weight-complex="bold"/>
    </style:style>
    <style:style style:name="P81" style:family="paragraph" style:parent-style-name="Standard">
      <style:paragraph-properties fo:text-align="justify" style:justify-single-word="false"/>
      <style:text-properties fo:font-size="14pt" fo:font-weight="bold" officeooo:rsid="016b02b1" officeooo:paragraph-rsid="016b02b1" fo:background-color="transparent" style:font-weight-asian="bold" style:font-weight-complex="bold"/>
    </style:style>
    <style:style style:name="P82" style:family="paragraph" style:parent-style-name="Standard">
      <style:paragraph-properties fo:text-align="justify" style:justify-single-word="false"/>
      <style:text-properties fo:font-size="14pt" fo:font-weight="bold" officeooo:rsid="016ba5a7" officeooo:paragraph-rsid="016ba5a7" fo:background-color="transparent" style:font-weight-asian="bold" style:font-weight-complex="bold"/>
    </style:style>
    <style:style style:name="P83" style:family="paragraph" style:parent-style-name="Standard">
      <style:paragraph-properties fo:text-align="justify" style:justify-single-word="false"/>
      <style:text-properties fo:font-size="14pt" fo:font-weight="bold" officeooo:rsid="01b606e5" officeooo:paragraph-rsid="01b606e5" fo:background-color="transparent" style:font-weight-asian="bold" style:font-weight-complex="bold"/>
    </style:style>
    <style:style style:name="P84" style:family="paragraph" style:parent-style-name="Standard">
      <style:paragraph-properties fo:text-align="justify" style:justify-single-word="false"/>
      <style:text-properties fo:font-size="14pt" fo:font-weight="bold" officeooo:rsid="01b606e5" officeooo:paragraph-rsid="01b910db" fo:background-color="transparent" style:font-weight-asian="bold" style:font-weight-complex="bold"/>
    </style:style>
    <style:style style:name="P85" style:family="paragraph" style:parent-style-name="Standard">
      <style:paragraph-properties fo:text-align="justify" style:justify-single-word="false"/>
      <style:text-properties fo:font-size="14pt" fo:font-weight="bold" officeooo:rsid="017199a6" officeooo:paragraph-rsid="017199a6" fo:background-color="transparent" style:font-weight-asian="bold" style:font-weight-complex="bold"/>
    </style:style>
    <style:style style:name="P86" style:family="paragraph" style:parent-style-name="Standard">
      <style:text-properties fo:font-size="14pt" fo:font-weight="bold" officeooo:rsid="0071a9f7" officeooo:paragraph-rsid="009091d7" style:font-weight-asian="bold" style:font-weight-complex="bold"/>
    </style:style>
    <style:style style:name="P87" style:family="paragraph" style:parent-style-name="Standard">
      <style:text-properties fo:font-size="14pt" fo:font-weight="bold" officeooo:rsid="0071a9f7" officeooo:paragraph-rsid="0093138c" style:font-weight-asian="bold" style:font-weight-complex="bold"/>
    </style:style>
    <style:style style:name="P88" style:family="paragraph" style:parent-style-name="Standard">
      <style:text-properties fo:font-size="14pt" fo:font-weight="bold" officeooo:rsid="007d2ba5" officeooo:paragraph-rsid="007d2ba5" style:font-weight-asian="bold" style:font-weight-complex="bold"/>
    </style:style>
    <style:style style:name="P89" style:family="paragraph" style:parent-style-name="Standard">
      <style:text-properties fo:font-size="14pt" style:text-underline-style="solid" style:text-underline-width="auto" style:text-underline-color="font-color" officeooo:rsid="00557c52" officeooo:paragraph-rsid="00557c52" fo:background-color="transparent"/>
    </style:style>
    <style:style style:name="P90" style:family="paragraph" style:parent-style-name="Standard">
      <style:text-properties fo:font-size="14pt" style:text-underline-style="solid" style:text-underline-width="auto" style:text-underline-color="font-color" officeooo:rsid="00557c52" officeooo:paragraph-rsid="005d65b0" fo:background-color="transparent"/>
    </style:style>
    <style:style style:name="P91" style:family="paragraph" style:parent-style-name="Standard">
      <style:text-properties fo:font-size="14pt" style:text-underline-style="solid" style:text-underline-width="auto" style:text-underline-color="font-color" fo:font-weight="bold" officeooo:rsid="00498d93" officeooo:paragraph-rsid="00498d93" fo:background-color="transparent" style:font-weight-asian="bold" style:font-weight-complex="bold"/>
    </style:style>
    <style:style style:name="P92" style:family="paragraph" style:parent-style-name="Standard">
      <style:text-properties fo:font-size="14pt" style:text-underline-style="solid" style:text-underline-width="auto" style:text-underline-color="font-color" fo:font-weight="bold" officeooo:rsid="00498d93" officeooo:paragraph-rsid="0054a747" fo:background-color="transparent" style:font-weight-asian="bold" style:font-weight-complex="bold"/>
    </style:style>
    <style:style style:name="P93" style:family="paragraph" style:parent-style-name="Standard">
      <style:text-properties fo:font-size="14pt" style:text-underline-style="solid" style:text-underline-width="auto" style:text-underline-color="font-color" fo:font-weight="bold" officeooo:rsid="00498d93" officeooo:paragraph-rsid="006ae06e" fo:background-color="transparent" style:font-weight-asian="bold" style:font-weight-complex="bold"/>
    </style:style>
    <style:style style:name="P94" style:family="paragraph" style:parent-style-name="Standard">
      <style:text-properties fo:font-size="14pt" style:text-underline-style="solid" style:text-underline-width="auto" style:text-underline-color="font-color" fo:font-weight="normal" officeooo:rsid="0054a747" officeooo:paragraph-rsid="0054a747" fo:background-color="transparent" style:font-weight-asian="normal" style:font-weight-complex="normal"/>
    </style:style>
    <style:style style:name="P95" style:family="paragraph" style:parent-style-name="Standard">
      <style:text-properties fo:font-size="14pt" style:text-underline-style="solid" style:text-underline-width="auto" style:text-underline-color="font-color" fo:font-weight="normal" officeooo:rsid="00498d93" officeooo:paragraph-rsid="006ae06e" fo:background-color="transparent" style:font-weight-asian="normal" style:font-weight-complex="normal"/>
    </style:style>
    <style:style style:name="P96" style:family="paragraph" style:parent-style-name="Standard">
      <style:text-properties fo:font-size="14pt" style:text-underline-style="solid" style:text-underline-width="auto" style:text-underline-color="font-color" fo:font-weight="normal" officeooo:rsid="00498d93" officeooo:paragraph-rsid="00498d93" fo:background-color="transparent" style:font-weight-asian="normal" style:font-weight-complex="normal"/>
    </style:style>
    <style:style style:name="P97" style:family="paragraph" style:parent-style-name="Standard">
      <style:text-properties fo:font-size="14pt" style:text-underline-style="solid" style:text-underline-width="auto" style:text-underline-color="font-color" fo:font-weight="normal" officeooo:rsid="0071a9f7" officeooo:paragraph-rsid="0071a9f7" fo:background-color="transparent" style:font-weight-asian="normal" style:font-weight-complex="normal"/>
    </style:style>
    <style:style style:name="P98" style:family="paragraph" style:parent-style-name="Standard">
      <style:text-properties fo:font-size="14pt" style:text-underline-style="none"/>
    </style:style>
    <style:style style:name="P99" style:family="paragraph" style:parent-style-name="Standard">
      <style:text-properties fo:font-size="14pt" style:text-underline-style="none" officeooo:rsid="00498d93" officeooo:paragraph-rsid="00662e8c" fo:background-color="transparent"/>
    </style:style>
    <style:style style:name="P100" style:family="paragraph" style:parent-style-name="Standard">
      <style:text-properties fo:font-size="14pt" style:text-underline-style="none" officeooo:rsid="00557c52" officeooo:paragraph-rsid="00557c52" fo:background-color="transparent"/>
    </style:style>
    <style:style style:name="P101" style:family="paragraph" style:parent-style-name="Standard">
      <style:text-properties fo:font-size="14pt" style:text-underline-style="none" officeooo:rsid="00557c52" officeooo:paragraph-rsid="005d65b0" fo:background-color="transparent"/>
    </style:style>
    <style:style style:name="P102" style:family="paragraph" style:parent-style-name="Standard">
      <style:text-properties fo:font-size="14pt" style:text-underline-style="none" officeooo:rsid="00557c52" officeooo:paragraph-rsid="011987c1" fo:background-color="transparent"/>
    </style:style>
    <style:style style:name="P103" style:family="paragraph" style:parent-style-name="Standard">
      <style:text-properties fo:font-size="14pt" style:text-underline-style="none" officeooo:rsid="001f9dfa" officeooo:paragraph-rsid="00207b48" fo:background-color="transparent"/>
    </style:style>
    <style:style style:name="P104" style:family="paragraph" style:parent-style-name="Standard">
      <style:text-properties fo:font-size="14pt" style:text-underline-style="none" officeooo:rsid="002a95f1" officeooo:paragraph-rsid="002b467c" fo:background-color="transparent"/>
    </style:style>
    <style:style style:name="P105" style:family="paragraph" style:parent-style-name="Standard">
      <style:text-properties fo:font-size="14pt" style:text-underline-style="none" officeooo:rsid="003b68b0" officeooo:paragraph-rsid="0034b3ad" fo:background-color="transparent"/>
    </style:style>
    <style:style style:name="P106" style:family="paragraph" style:parent-style-name="Standard">
      <style:text-properties fo:font-size="14pt" style:text-underline-style="none" officeooo:rsid="003b68b0" officeooo:paragraph-rsid="003c1c05" fo:background-color="transparent"/>
    </style:style>
    <style:style style:name="P107" style:family="paragraph" style:parent-style-name="Standard">
      <style:text-properties fo:font-size="14pt" style:text-underline-style="none" officeooo:rsid="005f12f0" officeooo:paragraph-rsid="005f12f0" fo:background-color="transparent"/>
    </style:style>
    <style:style style:name="P108" style:family="paragraph" style:parent-style-name="Standard">
      <style:text-properties fo:font-size="14pt" style:text-underline-style="none" officeooo:rsid="011987c1" officeooo:paragraph-rsid="011987c1" fo:background-color="transparent"/>
    </style:style>
    <style:style style:name="P109" style:family="paragraph" style:parent-style-name="Standard">
      <style:text-properties fo:font-size="14pt" style:text-underline-style="none" fo:font-weight="normal" officeooo:rsid="00498d93" officeooo:paragraph-rsid="0071a9f7" fo:background-color="transparent" style:font-weight-asian="normal" style:font-weight-complex="normal"/>
    </style:style>
    <style:style style:name="P110" style:family="paragraph" style:parent-style-name="Standard">
      <style:text-properties fo:font-size="14pt" style:text-underline-style="none" fo:font-weight="normal" officeooo:rsid="00498d93" officeooo:paragraph-rsid="0050b315" fo:background-color="transparent" style:font-weight-asian="normal" style:font-weight-complex="normal"/>
    </style:style>
    <style:style style:name="P111" style:family="paragraph" style:parent-style-name="Standard">
      <style:text-properties fo:font-size="14pt" style:text-underline-style="none" fo:font-weight="normal" officeooo:rsid="0078f003" officeooo:paragraph-rsid="0078f003" fo:background-color="transparent" style:font-weight-asian="normal" style:font-weight-complex="normal"/>
    </style:style>
    <style:style style:name="P112" style:family="paragraph" style:parent-style-name="Standard">
      <style:text-properties fo:font-size="14pt" style:text-underline-style="none" fo:font-weight="normal" officeooo:rsid="003feae0" officeooo:paragraph-rsid="003feae0" fo:background-color="transparent" style:font-weight-asian="normal" style:font-weight-complex="normal"/>
    </style:style>
    <style:style style:name="P113" style:family="paragraph" style:parent-style-name="Standard">
      <style:text-properties fo:font-size="14pt" style:text-underline-style="none" fo:font-weight="normal" officeooo:rsid="00441bd1" officeooo:paragraph-rsid="00441bd1" fo:background-color="transparent" style:font-weight-asian="normal" style:font-weight-complex="normal"/>
    </style:style>
    <style:style style:name="P114" style:family="paragraph" style:parent-style-name="Standard">
      <style:text-properties fo:font-size="14pt" style:text-underline-style="none" fo:font-weight="normal" officeooo:rsid="003f836b" officeooo:paragraph-rsid="003ec58e" fo:background-color="transparent" style:font-weight-asian="normal" style:font-weight-complex="normal"/>
    </style:style>
    <style:style style:name="P115" style:family="paragraph" style:parent-style-name="Standard">
      <style:text-properties fo:font-size="14pt" style:text-underline-style="none" fo:font-weight="normal" officeooo:rsid="00485ba6" officeooo:paragraph-rsid="00485ba6" fo:background-color="transparent" style:font-weight-asian="normal" style:font-weight-complex="normal"/>
    </style:style>
    <style:style style:name="P116" style:family="paragraph" style:parent-style-name="Standard">
      <style:text-properties fo:font-size="14pt" style:text-underline-style="none" fo:font-weight="normal" officeooo:rsid="00648f46" officeooo:paragraph-rsid="00662e8c" fo:background-color="transparent" style:font-weight-asian="normal" style:font-weight-complex="normal"/>
    </style:style>
    <style:style style:name="P117" style:family="paragraph" style:parent-style-name="Standard">
      <style:text-properties fo:font-size="14pt" style:text-underline-style="none" fo:font-weight="normal" officeooo:rsid="0070bfd0" officeooo:paragraph-rsid="006e65ed" fo:background-color="transparent" style:font-weight-asian="normal" style:font-weight-complex="normal"/>
    </style:style>
    <style:style style:name="P118" style:family="paragraph" style:parent-style-name="Standard">
      <style:text-properties fo:font-size="14pt" style:text-underline-style="none" fo:font-weight="normal" officeooo:rsid="005b73e3" officeooo:paragraph-rsid="005a896e" fo:background-color="transparent" style:font-weight-asian="normal" style:font-weight-complex="normal"/>
    </style:style>
    <style:style style:name="P119" style:family="paragraph" style:parent-style-name="Standard">
      <style:text-properties fo:font-size="14pt" style:text-underline-style="none" fo:font-weight="normal" officeooo:rsid="005b73e3" officeooo:paragraph-rsid="005d65b0" fo:background-color="transparent" style:font-weight-asian="normal" style:font-weight-complex="normal"/>
    </style:style>
    <style:style style:name="P120" style:family="paragraph" style:parent-style-name="Standard">
      <style:text-properties fo:font-size="14pt" style:text-underline-style="none" fo:font-weight="normal" officeooo:rsid="00615507" officeooo:paragraph-rsid="005f12f0" fo:background-color="transparent" style:font-weight-asian="normal" style:font-weight-complex="normal"/>
    </style:style>
    <style:style style:name="P121" style:family="paragraph" style:parent-style-name="Standard">
      <style:text-properties fo:font-size="14pt" style:text-underline-style="none" fo:font-weight="normal" officeooo:rsid="011b1c17" officeooo:paragraph-rsid="011b1c17" fo:background-color="transparent" style:font-weight-asian="normal" style:font-weight-complex="normal"/>
    </style:style>
    <style:style style:name="P122" style:family="paragraph" style:parent-style-name="Standard">
      <style:text-properties fo:font-size="14pt" style:text-underline-style="none" fo:font-weight="normal" officeooo:rsid="011e2e26" officeooo:paragraph-rsid="011e2e26" fo:background-color="transparent" style:font-weight-asian="normal" style:font-weight-complex="normal"/>
    </style:style>
    <style:style style:name="P123" style:family="paragraph" style:parent-style-name="Standard">
      <style:text-properties fo:font-size="14pt" style:text-underline-style="none" officeooo:rsid="007bd865" officeooo:paragraph-rsid="007bd865"/>
    </style:style>
    <style:style style:name="P124" style:family="paragraph" style:parent-style-name="Standard">
      <style:text-properties fo:font-size="14pt" style:text-underline-style="none" fo:font-weight="bold" officeooo:rsid="007bd865" officeooo:paragraph-rsid="007bd865" style:font-weight-asian="bold" style:font-weight-complex="bold"/>
    </style:style>
    <style:style style:name="P125" style:family="paragraph" style:parent-style-name="Standard">
      <style:text-properties fo:font-size="14pt" style:text-underline-style="none" fo:font-weight="bold" officeooo:rsid="007bd865" officeooo:paragraph-rsid="00b053d0" fo:background-color="transparent" style:font-weight-asian="bold" style:font-weight-complex="bold"/>
    </style:style>
    <style:style style:name="P126" style:family="paragraph" style:parent-style-name="Standard">
      <style:text-properties fo:font-size="14pt" style:text-underline-style="none" fo:font-weight="bold" officeooo:rsid="002b467c" officeooo:paragraph-rsid="002c46e2" fo:background-color="transparent" style:font-weight-asian="bold" style:font-weight-complex="bold"/>
    </style:style>
    <style:style style:name="P127" style:family="paragraph" style:parent-style-name="Standard">
      <style:text-properties fo:font-size="14pt" style:text-underline-style="none" fo:font-weight="bold" officeooo:rsid="002b467c" officeooo:paragraph-rsid="003ec58e" fo:background-color="transparent" style:font-weight-asian="bold" style:font-weight-complex="bold"/>
    </style:style>
    <style:style style:name="P128" style:family="paragraph" style:parent-style-name="Standard">
      <style:text-properties fo:font-size="14pt" fo:font-weight="normal" officeooo:rsid="009e65f7" officeooo:paragraph-rsid="009e65f7" fo:background-color="transparent" style:font-weight-asian="normal" style:font-weight-complex="normal"/>
    </style:style>
    <style:style style:name="P129" style:family="paragraph" style:parent-style-name="Standard">
      <style:text-properties fo:font-size="14pt" fo:font-weight="normal" officeooo:rsid="009e65f7" officeooo:paragraph-rsid="00a79d55" fo:background-color="transparent" style:font-weight-asian="normal" style:font-weight-complex="normal"/>
    </style:style>
    <style:style style:name="P130" style:family="paragraph" style:parent-style-name="Standard">
      <style:text-properties fo:font-size="14pt" fo:font-weight="normal" officeooo:rsid="009e65f7" officeooo:paragraph-rsid="00b28b12" fo:background-color="transparent" style:font-weight-asian="normal" style:font-weight-complex="normal"/>
    </style:style>
    <style:style style:name="P131" style:family="paragraph" style:parent-style-name="Standard">
      <style:text-properties fo:font-size="14pt" fo:font-weight="normal" officeooo:rsid="009e65f7" officeooo:paragraph-rsid="00b66a3c" fo:background-color="transparent" style:font-weight-asian="normal" style:font-weight-complex="normal"/>
    </style:style>
    <style:style style:name="P132" style:family="paragraph" style:parent-style-name="Standard">
      <style:text-properties fo:font-size="14pt" fo:font-weight="normal" officeooo:rsid="00b28b12" officeooo:paragraph-rsid="00b28b12" fo:background-color="transparent" style:font-weight-asian="normal" style:font-weight-complex="normal"/>
    </style:style>
    <style:style style:name="P133" style:family="paragraph" style:parent-style-name="Standard">
      <style:text-properties fo:font-size="14pt" fo:font-weight="normal" officeooo:rsid="00b56548" officeooo:paragraph-rsid="00b66a3c" fo:background-color="transparent" style:font-weight-asian="normal" style:font-weight-complex="normal"/>
    </style:style>
    <style:style style:name="P134" style:family="paragraph" style:parent-style-name="Standard">
      <style:text-properties fo:font-size="14pt" fo:font-weight="normal" officeooo:rsid="00b56548" officeooo:paragraph-rsid="00b7f293" fo:background-color="transparent" style:font-weight-asian="normal" style:font-weight-complex="normal"/>
    </style:style>
    <style:style style:name="P135" style:family="paragraph" style:parent-style-name="Standard">
      <style:text-properties fo:font-size="14pt" fo:font-weight="normal" officeooo:rsid="00b66a3c" officeooo:paragraph-rsid="00b66a3c" fo:background-color="transparent" style:font-weight-asian="normal" style:font-weight-complex="normal"/>
    </style:style>
    <style:style style:name="P136" style:family="paragraph" style:parent-style-name="Standard">
      <style:text-properties fo:font-size="14pt" fo:font-weight="normal" officeooo:rsid="00bc0e70" officeooo:paragraph-rsid="00bc0e70" fo:background-color="transparent" style:font-weight-asian="normal" style:font-weight-complex="normal"/>
    </style:style>
    <style:style style:name="P137" style:family="paragraph" style:parent-style-name="Standard">
      <style:text-properties fo:font-size="14pt" fo:font-weight="normal" officeooo:rsid="00c7a333" officeooo:paragraph-rsid="00c7a333" fo:background-color="transparent" style:font-weight-asian="normal" style:font-weight-complex="normal"/>
    </style:style>
    <style:style style:name="P138" style:family="paragraph" style:parent-style-name="Standard">
      <style:text-properties fo:font-size="14pt" fo:font-weight="normal" officeooo:rsid="00ca8a12" officeooo:paragraph-rsid="00cf4e27" fo:background-color="transparent" style:font-weight-asian="normal" style:font-weight-complex="normal"/>
    </style:style>
    <style:style style:name="P139" style:family="paragraph" style:parent-style-name="Standard">
      <style:text-properties fo:font-size="14pt" fo:font-weight="normal" officeooo:rsid="00f4a1d9" officeooo:paragraph-rsid="00f4a1d9" fo:background-color="transparent" style:font-weight-asian="normal" style:font-weight-complex="normal"/>
    </style:style>
    <style:style style:name="P140" style:family="paragraph" style:parent-style-name="Standard">
      <style:text-properties fo:font-size="14pt" fo:font-weight="normal" officeooo:rsid="00f6fe6e" officeooo:paragraph-rsid="00f6fe6e" fo:background-color="transparent" style:font-weight-asian="normal" style:font-weight-complex="normal"/>
    </style:style>
    <style:style style:name="P141" style:family="paragraph" style:parent-style-name="Standard">
      <style:text-properties fo:font-size="14pt" fo:font-weight="normal" officeooo:rsid="010b43a0" officeooo:paragraph-rsid="010b43a0" fo:background-color="transparent" style:font-weight-asian="normal" style:font-weight-complex="normal"/>
    </style:style>
    <style:style style:name="P142" style:family="paragraph" style:parent-style-name="Standard">
      <style:text-properties fo:font-size="14pt" fo:font-weight="normal" officeooo:rsid="010cbd66" officeooo:paragraph-rsid="010cbd66" fo:background-color="transparent" style:font-weight-asian="normal" style:font-weight-complex="normal"/>
    </style:style>
    <style:style style:name="P143" style:family="paragraph" style:parent-style-name="Standard">
      <style:text-properties fo:font-size="14pt" fo:font-weight="normal" officeooo:rsid="010cbd66" officeooo:paragraph-rsid="011278c5" fo:background-color="transparent" style:font-weight-asian="normal" style:font-weight-complex="normal"/>
    </style:style>
    <style:style style:name="P144" style:family="paragraph" style:parent-style-name="Standard">
      <style:text-properties fo:font-size="14pt" fo:font-weight="normal" officeooo:rsid="010cbd66" officeooo:paragraph-rsid="0115f7cf" fo:background-color="transparent" style:font-weight-asian="normal" style:font-weight-complex="normal"/>
    </style:style>
    <style:style style:name="P145" style:family="paragraph" style:parent-style-name="Standard">
      <style:text-properties fo:font-size="14pt" fo:font-weight="normal" officeooo:rsid="011072df" officeooo:paragraph-rsid="011072df" fo:background-color="transparent" style:font-weight-asian="normal" style:font-weight-complex="normal"/>
    </style:style>
    <style:style style:name="P146" style:family="paragraph" style:parent-style-name="Standard">
      <style:text-properties fo:font-size="14pt" fo:font-weight="normal" officeooo:rsid="011072df" officeooo:paragraph-rsid="0113dd34" fo:background-color="transparent" style:font-weight-asian="normal" style:font-weight-complex="normal"/>
    </style:style>
    <style:style style:name="P147" style:family="paragraph" style:parent-style-name="Standard">
      <style:paragraph-properties fo:text-align="justify" style:justify-single-word="false"/>
      <style:text-properties fo:font-size="14pt" fo:font-weight="normal" officeooo:rsid="01347e80" officeooo:paragraph-rsid="01347e80" fo:background-color="transparent" style:font-weight-asian="normal" style:font-weight-complex="normal"/>
    </style:style>
    <style:style style:name="P148" style:family="paragraph" style:parent-style-name="Standard">
      <style:paragraph-properties fo:text-align="justify" style:justify-single-word="false"/>
      <style:text-properties fo:font-size="14pt" fo:font-weight="normal" officeooo:rsid="0138e5ca" officeooo:paragraph-rsid="0138e5ca" fo:background-color="transparent" style:font-weight-asian="normal" style:font-weight-complex="normal"/>
    </style:style>
    <style:style style:name="P149" style:family="paragraph" style:parent-style-name="Standard">
      <style:paragraph-properties fo:text-align="justify" style:justify-single-word="false"/>
      <style:text-properties fo:font-size="14pt" fo:font-weight="normal" officeooo:rsid="013ae1d7" officeooo:paragraph-rsid="013ae1d7" fo:background-color="transparent" style:font-weight-asian="normal" style:font-weight-complex="normal"/>
    </style:style>
    <style:style style:name="P150" style:family="paragraph" style:parent-style-name="Standard">
      <style:paragraph-properties fo:text-align="justify" style:justify-single-word="false"/>
      <style:text-properties fo:font-size="14pt" fo:font-weight="normal" officeooo:rsid="013f2e81" officeooo:paragraph-rsid="013f2e81" fo:background-color="transparent" style:font-weight-asian="normal" style:font-weight-complex="normal"/>
    </style:style>
    <style:style style:name="P151" style:family="paragraph" style:parent-style-name="Standard">
      <style:paragraph-properties fo:text-align="justify" style:justify-single-word="false"/>
      <style:text-properties fo:font-size="14pt" fo:font-weight="normal" officeooo:rsid="013f2e81" officeooo:paragraph-rsid="0141e5f7" fo:background-color="transparent" style:font-weight-asian="normal" style:font-weight-complex="normal"/>
    </style:style>
    <style:style style:name="P152" style:family="paragraph" style:parent-style-name="Standard">
      <style:paragraph-properties fo:text-align="justify" style:justify-single-word="false"/>
      <style:text-properties fo:font-size="14pt" fo:font-weight="normal" officeooo:rsid="0144e801" officeooo:paragraph-rsid="0144e801" fo:background-color="transparent" style:font-weight-asian="normal" style:font-weight-complex="normal"/>
    </style:style>
    <style:style style:name="P153" style:family="paragraph" style:parent-style-name="Standard">
      <style:paragraph-properties fo:text-align="justify" style:justify-single-word="false"/>
      <style:text-properties fo:font-size="14pt" fo:font-weight="normal" officeooo:rsid="014617cd" officeooo:paragraph-rsid="014617cd" fo:background-color="transparent" style:font-weight-asian="normal" style:font-weight-complex="normal"/>
    </style:style>
    <style:style style:name="P154" style:family="paragraph" style:parent-style-name="Standard">
      <style:paragraph-properties fo:text-align="justify" style:justify-single-word="false"/>
      <style:text-properties fo:font-size="14pt" fo:font-weight="normal" officeooo:rsid="014cb605" officeooo:paragraph-rsid="0144e801" fo:background-color="transparent" style:font-weight-asian="normal" style:font-weight-complex="normal"/>
    </style:style>
    <style:style style:name="P155" style:family="paragraph" style:parent-style-name="Standard">
      <style:paragraph-properties fo:text-align="justify" style:justify-single-word="false"/>
      <style:text-properties fo:font-size="14pt" fo:font-weight="normal" officeooo:rsid="014cb605" officeooo:paragraph-rsid="014cb605" fo:background-color="transparent" style:font-weight-asian="normal" style:font-weight-complex="normal"/>
    </style:style>
    <style:style style:name="P156" style:family="paragraph" style:parent-style-name="Standard">
      <style:paragraph-properties fo:text-align="justify" style:justify-single-word="false"/>
      <style:text-properties fo:font-size="14pt" fo:font-weight="normal" officeooo:rsid="0151749b" officeooo:paragraph-rsid="0151749b" fo:background-color="transparent" style:font-weight-asian="normal" style:font-weight-complex="normal"/>
    </style:style>
    <style:style style:name="P157" style:family="paragraph" style:parent-style-name="Standard">
      <style:paragraph-properties fo:text-align="justify" style:justify-single-word="false"/>
      <style:text-properties fo:font-size="14pt" fo:font-weight="normal" officeooo:rsid="0152d0bb" officeooo:paragraph-rsid="0152d0bb" fo:background-color="transparent" style:font-weight-asian="normal" style:font-weight-complex="normal"/>
    </style:style>
    <style:style style:name="P158" style:family="paragraph" style:parent-style-name="Standard">
      <style:paragraph-properties fo:text-align="justify" style:justify-single-word="false"/>
      <style:text-properties fo:font-size="14pt" fo:font-weight="normal" officeooo:rsid="01548efc" officeooo:paragraph-rsid="01548efc" fo:background-color="transparent" style:font-weight-asian="normal" style:font-weight-complex="normal"/>
    </style:style>
    <style:style style:name="P159" style:family="paragraph" style:parent-style-name="Standard">
      <style:paragraph-properties fo:text-align="justify" style:justify-single-word="false"/>
      <style:text-properties fo:font-size="14pt" fo:font-weight="normal" officeooo:rsid="015607ba" officeooo:paragraph-rsid="015607ba" fo:background-color="transparent" style:font-weight-asian="normal" style:font-weight-complex="normal"/>
    </style:style>
    <style:style style:name="P160" style:family="paragraph" style:parent-style-name="Standard">
      <style:text-properties fo:font-size="14pt" fo:font-weight="normal" officeooo:rsid="00c1f5c9" officeooo:paragraph-rsid="00c2a196" fo:background-color="transparent" style:font-weight-asian="normal" style:font-weight-complex="normal"/>
    </style:style>
    <style:style style:name="P161" style:family="paragraph" style:parent-style-name="Standard">
      <style:text-properties fo:font-size="14pt" fo:font-weight="normal" officeooo:rsid="00c2a196" officeooo:paragraph-rsid="00c2a196" fo:background-color="transparent" style:font-weight-asian="normal" style:font-weight-complex="normal"/>
    </style:style>
    <style:style style:name="P162" style:family="paragraph" style:parent-style-name="Standard">
      <style:text-properties fo:font-size="14pt" fo:font-weight="normal" officeooo:rsid="00c2bf7f" officeooo:paragraph-rsid="00c2bf7f" fo:background-color="transparent" style:font-weight-asian="normal" style:font-weight-complex="normal"/>
    </style:style>
    <style:style style:name="P163" style:family="paragraph" style:parent-style-name="Standard">
      <style:text-properties fo:font-size="14pt" fo:font-weight="normal" officeooo:rsid="00d748e9" officeooo:paragraph-rsid="00d6c785" fo:background-color="transparent" style:font-weight-asian="normal" style:font-weight-complex="normal"/>
    </style:style>
    <style:style style:name="P164" style:family="paragraph" style:parent-style-name="Standard">
      <style:text-properties fo:font-size="14pt" fo:font-weight="normal" officeooo:rsid="00d883db" officeooo:paragraph-rsid="00d883db" fo:background-color="transparent" style:font-weight-asian="normal" style:font-weight-complex="normal"/>
    </style:style>
    <style:style style:name="P165" style:family="paragraph" style:parent-style-name="Standard">
      <style:text-properties fo:font-size="14pt" fo:font-weight="normal" officeooo:rsid="00d883db" officeooo:paragraph-rsid="00e4f603" fo:background-color="transparent" style:font-weight-asian="normal" style:font-weight-complex="normal"/>
    </style:style>
    <style:style style:name="P166" style:family="paragraph" style:parent-style-name="Standard">
      <style:text-properties fo:font-size="14pt" fo:font-weight="normal" officeooo:rsid="00d9c2c7" officeooo:paragraph-rsid="00dde2bd" fo:background-color="transparent" style:font-weight-asian="normal" style:font-weight-complex="normal"/>
    </style:style>
    <style:style style:name="P167" style:family="paragraph" style:parent-style-name="Standard">
      <style:text-properties fo:font-size="14pt" fo:font-weight="normal" officeooo:rsid="00dd18dd" officeooo:paragraph-rsid="00dde2bd" fo:background-color="transparent" style:font-weight-asian="normal" style:font-weight-complex="normal"/>
    </style:style>
    <style:style style:name="P168" style:family="paragraph" style:parent-style-name="Standard">
      <style:text-properties fo:font-size="14pt" fo:font-weight="normal" officeooo:rsid="00dd18dd" officeooo:paragraph-rsid="00d9c2c7" fo:background-color="transparent" style:font-weight-asian="normal" style:font-weight-complex="normal"/>
    </style:style>
    <style:style style:name="P169" style:family="paragraph" style:parent-style-name="Standard">
      <style:text-properties fo:font-size="14pt" fo:font-weight="normal" officeooo:rsid="00e9ab7a" officeooo:paragraph-rsid="00e696f3" fo:background-color="transparent" style:font-weight-asian="normal" style:font-weight-complex="normal"/>
    </style:style>
    <style:style style:name="P170" style:family="paragraph" style:parent-style-name="Standard">
      <style:text-properties fo:font-size="14pt" fo:font-weight="normal" officeooo:rsid="00d18788" officeooo:paragraph-rsid="00d18788" fo:background-color="transparent" style:font-weight-asian="normal" style:font-weight-complex="normal"/>
    </style:style>
    <style:style style:name="P171" style:family="paragraph" style:parent-style-name="Standard">
      <style:text-properties fo:font-size="14pt" fo:font-weight="normal" officeooo:rsid="00f2c1ca" officeooo:paragraph-rsid="00f141f6" fo:background-color="transparent" style:font-weight-asian="normal" style:font-weight-complex="normal"/>
    </style:style>
    <style:style style:name="P172" style:family="paragraph" style:parent-style-name="Standard">
      <style:text-properties fo:font-size="14pt" fo:font-weight="normal" officeooo:rsid="00ff184b" officeooo:paragraph-rsid="00ff9f13" fo:background-color="transparent" style:font-weight-asian="normal" style:font-weight-complex="normal"/>
    </style:style>
    <style:style style:name="P173" style:family="paragraph" style:parent-style-name="Standard">
      <style:text-properties fo:font-size="14pt" fo:font-weight="normal" officeooo:rsid="00ff184b" officeooo:paragraph-rsid="00ff184b" fo:background-color="transparent" style:font-weight-asian="normal" style:font-weight-complex="normal"/>
    </style:style>
    <style:style style:name="P174" style:family="paragraph" style:parent-style-name="Standard">
      <style:text-properties fo:font-size="14pt" fo:font-weight="normal" officeooo:rsid="0104dcd5" officeooo:paragraph-rsid="0104dcd5" fo:background-color="transparent" style:font-weight-asian="normal" style:font-weight-complex="normal"/>
    </style:style>
    <style:style style:name="P175" style:family="paragraph" style:parent-style-name="Standard">
      <style:paragraph-properties fo:text-align="justify" style:justify-single-word="false"/>
      <style:text-properties fo:font-size="14pt" fo:font-weight="normal" officeooo:rsid="0127db92" officeooo:paragraph-rsid="0122ce4c" fo:background-color="transparent" style:font-weight-asian="normal" style:font-weight-complex="normal"/>
    </style:style>
    <style:style style:name="P176" style:family="paragraph" style:parent-style-name="Standard">
      <style:paragraph-properties fo:text-align="justify" style:justify-single-word="false"/>
      <style:text-properties fo:font-size="14pt" fo:font-weight="normal" officeooo:rsid="012b315e" officeooo:paragraph-rsid="012b315e" fo:background-color="transparent" style:font-weight-asian="normal" style:font-weight-complex="normal"/>
    </style:style>
    <style:style style:name="P177" style:family="paragraph" style:parent-style-name="Standard">
      <style:paragraph-properties fo:text-align="justify" style:justify-single-word="false"/>
      <style:text-properties fo:font-size="14pt" fo:font-weight="normal" officeooo:rsid="012c8e05" officeooo:paragraph-rsid="012c8e05" fo:background-color="transparent" style:font-weight-asian="normal" style:font-weight-complex="normal"/>
    </style:style>
    <style:style style:name="P178" style:family="paragraph" style:parent-style-name="Standard">
      <style:paragraph-properties fo:text-align="justify" style:justify-single-word="false"/>
      <style:text-properties fo:font-size="14pt" fo:font-weight="normal" officeooo:rsid="0130ad5e" officeooo:paragraph-rsid="0130ad5e" fo:background-color="transparent" style:font-weight-asian="normal" style:font-weight-complex="normal"/>
    </style:style>
    <style:style style:name="P179" style:family="paragraph" style:parent-style-name="Standard">
      <style:paragraph-properties fo:text-align="justify" style:justify-single-word="false"/>
      <style:text-properties fo:font-size="14pt" fo:font-weight="normal" officeooo:rsid="01322be6" officeooo:paragraph-rsid="01322be6" fo:background-color="transparent" style:font-weight-asian="normal" style:font-weight-complex="normal"/>
    </style:style>
    <style:style style:name="P180" style:family="paragraph" style:parent-style-name="Standard">
      <style:paragraph-properties fo:text-align="justify" style:justify-single-word="false"/>
      <style:text-properties fo:font-size="14pt" fo:font-weight="normal" officeooo:rsid="01322be6" officeooo:paragraph-rsid="013b536c" fo:background-color="transparent" style:font-weight-asian="normal" style:font-weight-complex="normal"/>
    </style:style>
    <style:style style:name="P181" style:family="paragraph" style:parent-style-name="Standard">
      <style:paragraph-properties fo:text-align="justify" style:justify-single-word="false"/>
      <style:text-properties fo:font-size="14pt" fo:font-weight="normal" officeooo:rsid="015dc3b4" officeooo:paragraph-rsid="0165a742" fo:background-color="transparent" style:font-weight-asian="normal" style:font-weight-complex="normal"/>
    </style:style>
    <style:style style:name="P182" style:family="paragraph" style:parent-style-name="Standard">
      <style:paragraph-properties fo:text-align="justify" style:justify-single-word="false"/>
      <style:text-properties fo:font-size="14pt" fo:font-weight="normal" officeooo:rsid="015e5965" officeooo:paragraph-rsid="015e5965" fo:background-color="transparent" style:font-weight-asian="normal" style:font-weight-complex="normal"/>
    </style:style>
    <style:style style:name="P183" style:family="paragraph" style:parent-style-name="Standard">
      <style:paragraph-properties fo:text-align="justify" style:justify-single-word="false"/>
      <style:text-properties fo:font-size="14pt" fo:font-weight="normal" officeooo:rsid="0165d2bc" officeooo:paragraph-rsid="0165d2bc" fo:background-color="transparent" style:font-weight-asian="normal" style:font-weight-complex="normal"/>
    </style:style>
    <style:style style:name="P184" style:family="paragraph" style:parent-style-name="Standard">
      <style:paragraph-properties fo:text-align="justify" style:justify-single-word="false"/>
      <style:text-properties fo:font-size="14pt" fo:font-weight="normal" officeooo:rsid="016ba5a7" officeooo:paragraph-rsid="016ba5a7" fo:background-color="transparent" style:font-weight-asian="normal" style:font-weight-complex="normal"/>
    </style:style>
    <style:style style:name="P185" style:family="paragraph" style:parent-style-name="Standard">
      <style:paragraph-properties fo:text-align="justify" style:justify-single-word="false"/>
      <style:text-properties fo:font-size="14pt" fo:font-weight="normal" officeooo:rsid="017199a6" officeooo:paragraph-rsid="017199a6" fo:background-color="transparent" style:font-weight-asian="normal" style:font-weight-complex="normal"/>
    </style:style>
    <style:style style:name="P186" style:family="paragraph" style:parent-style-name="Standard">
      <style:paragraph-properties fo:text-align="justify" style:justify-single-word="false"/>
      <style:text-properties fo:font-size="14pt" fo:font-weight="normal" officeooo:rsid="01bad663" officeooo:paragraph-rsid="01c60ebd" fo:background-color="transparent" style:font-weight-asian="normal" style:font-weight-complex="normal"/>
    </style:style>
    <style:style style:name="P187" style:family="paragraph" style:parent-style-name="Standard">
      <style:paragraph-properties fo:text-align="justify" style:justify-single-word="false"/>
      <style:text-properties fo:font-size="14pt" fo:font-weight="normal" officeooo:rsid="01bad663" officeooo:paragraph-rsid="01cc1b3a" fo:background-color="transparent" style:font-weight-asian="normal" style:font-weight-complex="normal"/>
    </style:style>
    <style:style style:name="P188" style:family="paragraph" style:parent-style-name="Standard">
      <style:paragraph-properties fo:text-align="justify" style:justify-single-word="false"/>
      <style:text-properties fo:font-size="14pt" fo:font-weight="normal" officeooo:rsid="016b02b1" officeooo:paragraph-rsid="016b02b1" fo:background-color="transparent" style:font-weight-asian="normal" style:font-weight-complex="normal"/>
    </style:style>
    <style:style style:name="P189" style:family="paragraph" style:parent-style-name="Standard">
      <style:paragraph-properties fo:text-align="justify" style:justify-single-word="false"/>
      <style:text-properties fo:font-size="14pt" fo:font-weight="normal" officeooo:rsid="01abe549" officeooo:paragraph-rsid="01a6c530" fo:background-color="transparent" style:font-weight-asian="normal" style:font-weight-complex="normal"/>
    </style:style>
    <style:style style:name="P190" style:family="paragraph" style:parent-style-name="Standard">
      <style:text-properties fo:font-size="14pt" fo:font-weight="normal" officeooo:rsid="007d2ba5" officeooo:paragraph-rsid="0081ce94" style:font-weight-asian="normal" style:font-weight-complex="normal"/>
    </style:style>
    <style:style style:name="P191" style:family="paragraph" style:parent-style-name="Standard">
      <style:text-properties fo:font-size="14pt" fo:font-weight="normal" officeooo:rsid="0081ce94" officeooo:paragraph-rsid="0081ce94" style:font-weight-asian="normal" style:font-weight-complex="normal"/>
    </style:style>
    <style:style style:name="P192" style:family="paragraph" style:parent-style-name="Standard">
      <style:text-properties fo:font-size="14pt" fo:font-weight="normal" officeooo:rsid="0081ce94" officeooo:paragraph-rsid="0084480a" style:font-weight-asian="normal" style:font-weight-complex="normal"/>
    </style:style>
    <style:style style:name="P193" style:family="paragraph" style:parent-style-name="Standard">
      <style:text-properties fo:font-size="14pt" fo:font-weight="normal" officeooo:rsid="0081ce94" officeooo:paragraph-rsid="00868f9c" style:font-weight-asian="normal" style:font-weight-complex="normal"/>
    </style:style>
    <style:style style:name="P194" style:family="paragraph" style:parent-style-name="Standard">
      <style:text-properties fo:font-size="14pt" fo:font-weight="normal" officeooo:rsid="0081ce94" officeooo:paragraph-rsid="008bded1" style:font-weight-asian="normal" style:font-weight-complex="normal"/>
    </style:style>
    <style:style style:name="P195" style:family="paragraph" style:parent-style-name="Standard">
      <style:text-properties fo:font-size="14pt" fo:font-weight="normal" officeooo:rsid="00868f9c" officeooo:paragraph-rsid="00887381" style:font-weight-asian="normal" style:font-weight-complex="normal"/>
    </style:style>
    <style:style style:name="P196" style:family="paragraph" style:parent-style-name="Standard">
      <style:text-properties fo:font-size="14pt" fo:font-weight="normal" officeooo:rsid="008e533b" officeooo:paragraph-rsid="008e533b" style:font-weight-asian="normal" style:font-weight-complex="normal"/>
    </style:style>
    <style:style style:name="P197" style:family="paragraph" style:parent-style-name="Standard">
      <style:paragraph-properties fo:text-align="justify" style:justify-single-word="false"/>
      <style:text-properties fo:font-size="14pt" fo:font-weight="normal" officeooo:rsid="00b9de16" officeooo:paragraph-rsid="00b9de16" fo:background-color="#ffff00" style:font-weight-asian="normal" style:font-weight-complex="normal"/>
    </style:style>
    <style:style style:name="P198" style:family="paragraph" style:parent-style-name="Standard">
      <style:paragraph-properties fo:text-align="justify" style:justify-single-word="false"/>
      <style:text-properties fo:font-size="14pt" fo:font-weight="normal" officeooo:rsid="00bd53c0" officeooo:paragraph-rsid="00bd53c0" fo:background-color="#ffff00" style:font-weight-asian="normal" style:font-weight-complex="normal"/>
    </style:style>
    <style:style style:name="P199" style:family="paragraph" style:parent-style-name="Standard">
      <style:text-properties fo:font-size="14pt" officeooo:rsid="0070bfd0" officeooo:paragraph-rsid="0070d498"/>
    </style:style>
    <style:style style:name="P200" style:family="paragraph" style:parent-style-name="Standard">
      <style:text-properties fo:font-size="18pt" fo:font-weight="bold" officeooo:rsid="0070bfd0" officeooo:paragraph-rsid="0070d498" style:font-weight-asian="bold" style:font-weight-complex="bold"/>
    </style:style>
    <style:style style:name="P201" style:family="paragraph" style:parent-style-name="Standard">
      <style:paragraph-properties fo:text-align="justify" style:justify-single-word="false"/>
      <style:text-properties officeooo:paragraph-rsid="018ba0d8"/>
    </style:style>
    <style:style style:name="P202" style:family="paragraph" style:parent-style-name="Standard">
      <style:paragraph-properties fo:text-align="justify" style:justify-single-word="false"/>
      <style:text-properties officeooo:paragraph-rsid="018cdd90"/>
    </style:style>
    <style:style style:name="P203" style:family="paragraph" style:parent-style-name="Standard">
      <style:paragraph-properties fo:text-align="justify" style:justify-single-word="false"/>
      <style:text-properties officeooo:paragraph-rsid="01b09f7f"/>
    </style:style>
    <style:style style:name="P204" style:family="paragraph" style:parent-style-name="Standard">
      <style:paragraph-properties fo:text-align="justify" style:justify-single-word="false"/>
      <style:text-properties fo:color="#000000" loext:opacity="100%" fo:font-size="14pt" fo:font-weight="normal" officeooo:rsid="01746fa0" officeooo:paragraph-rsid="01746fa0" fo:background-color="transparent" style:font-weight-asian="normal" style:font-weight-complex="normal"/>
    </style:style>
    <style:style style:name="P205" style:family="paragraph" style:parent-style-name="Standard">
      <style:paragraph-properties fo:text-align="justify" style:justify-single-word="false"/>
      <style:text-properties fo:font-weight="bold" officeooo:rsid="01971bb5" officeooo:paragraph-rsid="01971bb5" style:font-weight-asian="bold" style:font-weight-complex="bold"/>
    </style:style>
    <style:style style:name="P206"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1835653" officeooo:paragraph-rsid="018cdd90" fo:background-color="transparent" style:font-size-asian="14pt" style:font-weight-asian="normal" style:font-size-complex="14pt" style:font-weight-complex="normal"/>
    </style:style>
    <style:style style:name="T1" style:family="text">
      <style:text-properties fo:background-color="transparent" loext:char-shading-value="0"/>
    </style:style>
    <style:style style:name="T2" style:family="text">
      <style:text-properties officeooo:rsid="0007a031" fo:background-color="transparent" loext:char-shading-value="0"/>
    </style:style>
    <style:style style:name="T3" style:family="text">
      <style:text-properties officeooo:rsid="0006c791" fo:background-color="transparent" loext:char-shading-value="0"/>
    </style:style>
    <style:style style:name="T4" style:family="text">
      <style:text-properties officeooo:rsid="00095ed5" fo:background-color="transparent" loext:char-shading-value="0"/>
    </style:style>
    <style:style style:name="T5" style:family="text">
      <style:text-properties officeooo:rsid="000b8305" fo:background-color="transparent" loext:char-shading-value="0"/>
    </style:style>
    <style:style style:name="T6" style:family="text">
      <style:text-properties officeooo:rsid="000e6449" fo:background-color="transparent" loext:char-shading-value="0"/>
    </style:style>
    <style:style style:name="T7" style:family="text">
      <style:text-properties officeooo:rsid="0011f888" fo:background-color="transparent" loext:char-shading-value="0"/>
    </style:style>
    <style:style style:name="T8" style:family="text">
      <style:text-properties officeooo:rsid="00172499" fo:background-color="transparent" loext:char-shading-value="0"/>
    </style:style>
    <style:style style:name="T9" style:family="text">
      <style:text-properties officeooo:rsid="001b09ad" fo:background-color="transparent" loext:char-shading-value="0"/>
    </style:style>
    <style:style style:name="T10" style:family="text">
      <style:text-properties officeooo:rsid="001b99bb" fo:background-color="transparent" loext:char-shading-value="0"/>
    </style:style>
    <style:style style:name="T11" style:family="text">
      <style:text-properties officeooo:rsid="00688e19" fo:background-color="transparent" loext:char-shading-value="0"/>
    </style:style>
    <style:style style:name="T12" style:family="text">
      <style:text-properties officeooo:rsid="01cfacb8" fo:background-color="transparent" loext:char-shading-value="0"/>
    </style:style>
    <style:style style:name="T13" style:family="text">
      <style:text-properties fo:background-color="#ff4000" loext:char-shading-value="0"/>
    </style:style>
    <style:style style:name="T14" style:family="text">
      <style:text-properties style:text-underline-style="solid" style:text-underline-width="auto" style:text-underline-color="font-color" fo:background-color="transparent" loext:char-shading-value="0"/>
    </style:style>
    <style:style style:name="T15" style:family="text">
      <style:text-properties style:text-underline-style="solid" style:text-underline-width="auto" style:text-underline-color="font-color" officeooo:rsid="0020a8b6" fo:background-color="transparent" loext:char-shading-value="0"/>
    </style:style>
    <style:style style:name="T16" style:family="text">
      <style:text-properties style:text-underline-style="none"/>
    </style:style>
    <style:style style:name="T17" style:family="text">
      <style:text-properties style:text-underline-style="none" fo:background-color="transparent" loext:char-shading-value="0"/>
    </style:style>
    <style:style style:name="T18" style:family="text">
      <style:text-properties style:text-underline-style="none" officeooo:rsid="001f9dfa" fo:background-color="transparent" loext:char-shading-value="0"/>
    </style:style>
    <style:style style:name="T19" style:family="text">
      <style:text-properties style:text-underline-style="none" officeooo:rsid="00207b48" fo:background-color="transparent" loext:char-shading-value="0"/>
    </style:style>
    <style:style style:name="T20" style:family="text">
      <style:text-properties style:text-underline-style="none" officeooo:rsid="0020a8b6" fo:background-color="transparent" loext:char-shading-value="0"/>
    </style:style>
    <style:style style:name="T21" style:family="text">
      <style:text-properties style:text-underline-style="none" officeooo:rsid="00218f9e" fo:background-color="transparent" loext:char-shading-value="0"/>
    </style:style>
    <style:style style:name="T22" style:family="text">
      <style:text-properties style:text-underline-style="none" officeooo:rsid="00233841" fo:background-color="transparent" loext:char-shading-value="0"/>
    </style:style>
    <style:style style:name="T23" style:family="text">
      <style:text-properties style:text-underline-style="none" officeooo:rsid="00251f91" fo:background-color="transparent" loext:char-shading-value="0"/>
    </style:style>
    <style:style style:name="T24" style:family="text">
      <style:text-properties style:text-underline-style="none" officeooo:rsid="0025b7cc" fo:background-color="transparent" loext:char-shading-value="0"/>
    </style:style>
    <style:style style:name="T25" style:family="text">
      <style:text-properties style:text-underline-style="none" officeooo:rsid="00279353" fo:background-color="transparent" loext:char-shading-value="0"/>
    </style:style>
    <style:style style:name="T26" style:family="text">
      <style:text-properties style:text-underline-style="none" officeooo:rsid="0028982a" fo:background-color="transparent" loext:char-shading-value="0"/>
    </style:style>
    <style:style style:name="T27" style:family="text">
      <style:text-properties style:text-underline-style="none" officeooo:rsid="002a95f1" fo:background-color="transparent" loext:char-shading-value="0"/>
    </style:style>
    <style:style style:name="T28" style:family="text">
      <style:text-properties style:text-underline-style="none" officeooo:rsid="002b467c" fo:background-color="transparent" loext:char-shading-value="0"/>
    </style:style>
    <style:style style:name="T29" style:family="text">
      <style:text-properties style:text-underline-style="none" officeooo:rsid="002d5fd3" fo:background-color="transparent" loext:char-shading-value="0"/>
    </style:style>
    <style:style style:name="T30" style:family="text">
      <style:text-properties style:text-underline-style="none" officeooo:rsid="002e2a98" fo:background-color="transparent" loext:char-shading-value="0"/>
    </style:style>
    <style:style style:name="T31" style:family="text">
      <style:text-properties style:text-underline-style="none" officeooo:rsid="002fe9d8" fo:background-color="transparent" loext:char-shading-value="0"/>
    </style:style>
    <style:style style:name="T32" style:family="text">
      <style:text-properties style:text-underline-style="none" officeooo:rsid="0031e659" fo:background-color="transparent" loext:char-shading-value="0"/>
    </style:style>
    <style:style style:name="T33" style:family="text">
      <style:text-properties style:text-underline-style="none" officeooo:rsid="003274ad" fo:background-color="transparent" loext:char-shading-value="0"/>
    </style:style>
    <style:style style:name="T34" style:family="text">
      <style:text-properties style:text-underline-style="none" officeooo:rsid="003458b1" fo:background-color="transparent" loext:char-shading-value="0"/>
    </style:style>
    <style:style style:name="T35" style:family="text">
      <style:text-properties style:text-underline-style="none" officeooo:rsid="0034b3ad" fo:background-color="transparent" loext:char-shading-value="0"/>
    </style:style>
    <style:style style:name="T36" style:family="text">
      <style:text-properties style:text-underline-style="none" officeooo:rsid="0035f92b" fo:background-color="transparent" loext:char-shading-value="0"/>
    </style:style>
    <style:style style:name="T37" style:family="text">
      <style:text-properties style:text-underline-style="none" officeooo:rsid="00397e90" fo:background-color="transparent" loext:char-shading-value="0"/>
    </style:style>
    <style:style style:name="T38" style:family="text">
      <style:text-properties style:text-underline-style="none" officeooo:rsid="003a9133" fo:background-color="transparent" loext:char-shading-value="0"/>
    </style:style>
    <style:style style:name="T39" style:family="text">
      <style:text-properties style:text-underline-style="none" officeooo:rsid="003b68b0" fo:background-color="transparent" loext:char-shading-value="0"/>
    </style:style>
    <style:style style:name="T40" style:family="text">
      <style:text-properties style:text-underline-style="none" fo:font-weight="bold" fo:background-color="transparent" loext:char-shading-value="0" style:font-weight-asian="bold" style:font-weight-complex="bold"/>
    </style:style>
    <style:style style:name="T41" style:family="text">
      <style:text-properties style:text-underline-style="none" fo:font-weight="bold" officeooo:rsid="002b467c" fo:background-color="transparent" loext:char-shading-value="0" style:font-weight-asian="bold" style:font-weight-complex="bold"/>
    </style:style>
    <style:style style:name="T42" style:family="text">
      <style:text-properties style:text-underline-style="none" fo:font-weight="bold" officeooo:rsid="001897fb" fo:background-color="transparent" loext:char-shading-value="0" style:font-weight-asian="bold" style:font-weight-complex="bold"/>
    </style:style>
    <style:style style:name="T43" style:family="text">
      <style:text-properties style:text-underline-style="none" fo:font-weight="bold" officeooo:rsid="002c46e2" fo:background-color="transparent" loext:char-shading-value="0" style:font-weight-asian="bold" style:font-weight-complex="bold"/>
    </style:style>
    <style:style style:name="T44" style:family="text">
      <style:text-properties style:text-underline-style="none" fo:font-weight="bold" officeooo:rsid="003ec58e" fo:background-color="transparent" loext:char-shading-value="0" style:font-weight-asian="bold" style:font-weight-complex="bold"/>
    </style:style>
    <style:style style:name="T45" style:family="text">
      <style:text-properties style:text-underline-style="none" fo:font-weight="normal" fo:background-color="transparent" loext:char-shading-value="0" style:font-weight-asian="normal" style:font-weight-complex="normal"/>
    </style:style>
    <style:style style:name="T46" style:family="text">
      <style:text-properties style:text-underline-style="none" fo:font-weight="normal" officeooo:rsid="003ec58e" fo:background-color="transparent" loext:char-shading-value="0" style:font-weight-asian="normal" style:font-weight-complex="normal"/>
    </style:style>
    <style:style style:name="T47" style:family="text">
      <style:text-properties style:text-underline-style="none" fo:font-weight="normal" officeooo:rsid="003f01b6" fo:background-color="transparent" loext:char-shading-value="0" style:font-weight-asian="normal" style:font-weight-complex="normal"/>
    </style:style>
    <style:style style:name="T48" style:family="text">
      <style:text-properties style:text-underline-style="none" fo:font-weight="normal" officeooo:rsid="003f422a" fo:background-color="transparent" loext:char-shading-value="0" style:font-weight-asian="normal" style:font-weight-complex="normal"/>
    </style:style>
    <style:style style:name="T49" style:family="text">
      <style:text-properties style:text-underline-style="none" fo:font-weight="normal" officeooo:rsid="003f836b" fo:background-color="transparent" loext:char-shading-value="0" style:font-weight-asian="normal" style:font-weight-complex="normal"/>
    </style:style>
    <style:style style:name="T50" style:family="text">
      <style:text-properties style:text-underline-style="none" fo:font-weight="normal" officeooo:rsid="0041ca9a" fo:background-color="transparent" loext:char-shading-value="0" style:font-weight-asian="normal" style:font-weight-complex="normal"/>
    </style:style>
    <style:style style:name="T51" style:family="text">
      <style:text-properties style:text-underline-style="none" fo:font-weight="normal" officeooo:rsid="00430ccf" fo:background-color="transparent" loext:char-shading-value="0" style:font-weight-asian="normal" style:font-weight-complex="normal"/>
    </style:style>
    <style:style style:name="T52" style:family="text">
      <style:text-properties style:text-underline-style="none" fo:font-weight="normal" officeooo:rsid="00437c35" fo:background-color="transparent" loext:char-shading-value="0" style:font-weight-asian="normal" style:font-weight-complex="normal"/>
    </style:style>
    <style:style style:name="T53" style:family="text">
      <style:text-properties style:text-underline-style="none" fo:font-weight="normal" officeooo:rsid="00441bd1" fo:background-color="transparent" loext:char-shading-value="0" style:font-weight-asian="normal" style:font-weight-complex="normal"/>
    </style:style>
    <style:style style:name="T54" style:family="text">
      <style:text-properties style:text-underline-style="none" fo:font-weight="normal" officeooo:rsid="0045ddfe" fo:background-color="transparent" loext:char-shading-value="0" style:font-weight-asian="normal" style:font-weight-complex="normal"/>
    </style:style>
    <style:style style:name="T55" style:family="text">
      <style:text-properties style:text-underline-style="none" fo:font-weight="normal" style:font-weight-asian="normal" style:font-weight-complex="normal"/>
    </style:style>
    <style:style style:name="T56" style:family="text">
      <style:text-properties style:text-underline-style="none" fo:font-weight="normal" officeooo:rsid="004664b6" style:font-weight-asian="normal" style:font-weight-complex="normal"/>
    </style:style>
    <style:style style:name="T57" style:family="text">
      <style:text-properties style:text-underline-style="none" fo:font-weight="normal" officeooo:rsid="00498d93" style:font-weight-asian="normal" style:font-weight-complex="normal"/>
    </style:style>
    <style:style style:name="T58" style:family="text">
      <style:text-properties style:text-underline-style="none" fo:font-weight="normal" officeooo:rsid="004a315f" style:font-weight-asian="normal" style:font-weight-complex="normal"/>
    </style:style>
    <style:style style:name="T59" style:family="text">
      <style:text-properties style:text-underline-style="none" fo:font-weight="normal" officeooo:rsid="00662e8c" style:font-weight-asian="normal" style:font-weight-complex="normal"/>
    </style:style>
    <style:style style:name="T60" style:family="text">
      <style:text-properties style:text-underline-style="none" fo:font-weight="normal" officeooo:rsid="004ee9f1" style:font-weight-asian="normal" style:font-weight-complex="normal"/>
    </style:style>
    <style:style style:name="T61" style:family="text">
      <style:text-properties style:text-underline-style="none" fo:font-weight="normal" officeooo:rsid="0066b921" style:font-weight-asian="normal" style:font-weight-complex="normal"/>
    </style:style>
    <style:style style:name="T62" style:family="text">
      <style:text-properties style:text-underline-style="none" fo:font-weight="normal" officeooo:rsid="006e65ed" style:font-weight-asian="normal" style:font-weight-complex="normal"/>
    </style:style>
    <style:style style:name="T63" style:family="text">
      <style:text-properties style:text-underline-style="none" fo:font-weight="normal" officeooo:rsid="006f7c8b" style:font-weight-asian="normal" style:font-weight-complex="normal"/>
    </style:style>
    <style:style style:name="T64" style:family="text">
      <style:text-properties style:text-underline-style="none" fo:font-weight="normal" officeooo:rsid="006e65ed" fo:background-color="#ffff00" loext:char-shading-value="0" style:font-weight-asian="normal"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4a315f" style:font-weight-asian="normal" style:font-weight-complex="normal"/>
    </style:style>
    <style:style style:name="T67" style:family="text">
      <style:text-properties fo:font-weight="normal" officeooo:rsid="00498d93" style:font-weight-asian="normal" style:font-weight-complex="normal"/>
    </style:style>
    <style:style style:name="T68" style:family="text">
      <style:text-properties fo:font-weight="normal" officeooo:rsid="0058ced7" style:font-weight-asian="normal" style:font-weight-complex="normal"/>
    </style:style>
    <style:style style:name="T69" style:family="text">
      <style:text-properties fo:font-weight="normal" officeooo:rsid="005d65b0" style:font-weight-asian="normal" style:font-weight-complex="normal"/>
    </style:style>
    <style:style style:name="T70" style:family="text">
      <style:text-properties fo:font-weight="normal" officeooo:rsid="005f12f0" style:font-weight-asian="normal" style:font-weight-complex="normal"/>
    </style:style>
    <style:style style:name="T71" style:family="text">
      <style:text-properties fo:font-weight="normal" officeooo:rsid="005f9ec0" style:font-weight-asian="normal" style:font-weight-complex="normal"/>
    </style:style>
    <style:style style:name="T72" style:family="text">
      <style:text-properties fo:font-weight="normal" officeooo:rsid="00615507" style:font-weight-asian="normal" style:font-weight-complex="normal"/>
    </style:style>
    <style:style style:name="T73" style:family="text">
      <style:text-properties fo:font-weight="normal" officeooo:rsid="00687712" style:font-weight-asian="normal" style:font-weight-complex="normal"/>
    </style:style>
    <style:style style:name="T74" style:family="text">
      <style:text-properties fo:font-weight="normal" officeooo:rsid="00c03d54" style:font-weight-asian="normal" style:font-weight-complex="normal"/>
    </style:style>
    <style:style style:name="T75" style:family="text">
      <style:text-properties fo:font-weight="normal" officeooo:rsid="00c1f5c9" style:font-weight-asian="normal" style:font-weight-complex="normal"/>
    </style:style>
    <style:style style:name="T76" style:family="text">
      <style:text-properties fo:font-weight="normal" officeooo:rsid="00d18788" style:font-weight-asian="normal" style:font-weight-complex="normal"/>
    </style:style>
    <style:style style:name="T77" style:family="text">
      <style:text-properties fo:font-weight="normal" officeooo:rsid="00d748e9" style:font-weight-asian="normal" style:font-weight-complex="normal"/>
    </style:style>
    <style:style style:name="T78" style:family="text">
      <style:text-properties fo:font-weight="normal" officeooo:rsid="00dd18dd" style:font-weight-asian="normal" style:font-weight-complex="normal"/>
    </style:style>
    <style:style style:name="T79" style:family="text">
      <style:text-properties fo:font-weight="normal" officeooo:rsid="00e3ead7" style:font-weight-asian="normal" style:font-weight-complex="normal"/>
    </style:style>
    <style:style style:name="T80" style:family="text">
      <style:text-properties fo:font-weight="normal" officeooo:rsid="00d883db" style:font-weight-asian="normal" style:font-weight-complex="normal"/>
    </style:style>
    <style:style style:name="T81" style:family="text">
      <style:text-properties fo:font-weight="normal" officeooo:rsid="00e9ab7a" style:font-weight-asian="normal" style:font-weight-complex="normal"/>
    </style:style>
    <style:style style:name="T82" style:family="text">
      <style:text-properties fo:font-weight="normal" officeooo:rsid="00e9b141" style:font-weight-asian="normal" style:font-weight-complex="normal"/>
    </style:style>
    <style:style style:name="T83" style:family="text">
      <style:text-properties fo:font-weight="normal" officeooo:rsid="00eb232d" style:font-weight-asian="normal" style:font-weight-complex="normal"/>
    </style:style>
    <style:style style:name="T84" style:family="text">
      <style:text-properties fo:font-weight="normal" officeooo:rsid="00f2c1ca" style:font-weight-asian="normal" style:font-weight-complex="normal"/>
    </style:style>
    <style:style style:name="T85" style:family="text">
      <style:text-properties fo:font-weight="normal" officeooo:rsid="00fa2716" style:font-weight-asian="normal" style:font-weight-complex="normal"/>
    </style:style>
    <style:style style:name="T86" style:family="text">
      <style:text-properties fo:font-weight="normal" officeooo:rsid="00fc1b1c" style:font-weight-asian="normal" style:font-weight-complex="normal"/>
    </style:style>
    <style:style style:name="T87" style:family="text">
      <style:text-properties fo:font-weight="normal" officeooo:rsid="00fcfa6d" style:font-weight-asian="normal" style:font-weight-complex="normal"/>
    </style:style>
    <style:style style:name="T88" style:family="text">
      <style:text-properties fo:font-weight="normal" officeooo:rsid="00fd3fe6" style:font-weight-asian="normal" style:font-weight-complex="normal"/>
    </style:style>
    <style:style style:name="T89" style:family="text">
      <style:text-properties fo:font-weight="normal" officeooo:rsid="00ff9f13" style:font-weight-asian="normal" style:font-weight-complex="normal"/>
    </style:style>
    <style:style style:name="T90" style:family="text">
      <style:text-properties fo:font-weight="normal" officeooo:rsid="00ffef3d" style:font-weight-asian="normal" style:font-weight-complex="normal"/>
    </style:style>
    <style:style style:name="T91" style:family="text">
      <style:text-properties fo:font-weight="normal" officeooo:rsid="0101fe3d" style:font-weight-asian="normal" style:font-weight-complex="normal"/>
    </style:style>
    <style:style style:name="T92" style:family="text">
      <style:text-properties fo:font-weight="normal" officeooo:rsid="0105e30c" style:font-weight-asian="normal" style:font-weight-complex="normal"/>
    </style:style>
    <style:style style:name="T93" style:family="text">
      <style:text-properties fo:font-weight="normal" officeooo:rsid="01062080" style:font-weight-asian="normal" style:font-weight-complex="normal"/>
    </style:style>
    <style:style style:name="T94" style:family="text">
      <style:text-properties fo:font-weight="normal" officeooo:rsid="0106ecd4" style:font-weight-asian="normal" style:font-weight-complex="normal"/>
    </style:style>
    <style:style style:name="T95" style:family="text">
      <style:text-properties fo:font-weight="normal" officeooo:rsid="0108e837" style:font-weight-asian="normal" style:font-weight-complex="normal"/>
    </style:style>
    <style:style style:name="T96" style:family="text">
      <style:text-properties fo:font-weight="normal" officeooo:rsid="0108f8b6" style:font-weight-asian="normal" style:font-weight-complex="normal"/>
    </style:style>
    <style:style style:name="T97" style:family="text">
      <style:text-properties fo:font-weight="normal" officeooo:rsid="011987c1" style:font-weight-asian="normal" style:font-weight-complex="normal"/>
    </style:style>
    <style:style style:name="T98" style:family="text">
      <style:text-properties fo:font-weight="normal" officeooo:rsid="012453be" style:font-weight-asian="normal" style:font-weight-complex="normal"/>
    </style:style>
    <style:style style:name="T99" style:family="text">
      <style:text-properties fo:font-weight="normal" officeooo:rsid="0125fc2d" style:font-weight-asian="normal" style:font-weight-complex="normal"/>
    </style:style>
    <style:style style:name="T100" style:family="text">
      <style:text-properties fo:font-weight="normal" officeooo:rsid="0127db92" style:font-weight-asian="normal" style:font-weight-complex="normal"/>
    </style:style>
    <style:style style:name="T101" style:family="text">
      <style:text-properties fo:font-weight="normal" officeooo:rsid="01319508" style:font-weight-asian="normal" style:font-weight-complex="normal"/>
    </style:style>
    <style:style style:name="T102" style:family="text">
      <style:text-properties fo:font-weight="normal" officeooo:rsid="013b536c" style:font-weight-asian="normal" style:font-weight-complex="normal"/>
    </style:style>
    <style:style style:name="T103" style:family="text">
      <style:text-properties officeooo:rsid="004ee9f1"/>
    </style:style>
    <style:style style:name="T104" style:family="text">
      <style:text-properties officeooo:rsid="0054a747"/>
    </style:style>
    <style:style style:name="T105" style:family="text">
      <style:text-properties officeooo:rsid="000b8305"/>
    </style:style>
    <style:style style:name="T106" style:family="text">
      <style:text-properties officeooo:rsid="006ae06e"/>
    </style:style>
    <style:style style:name="T107" style:family="text">
      <style:text-properties officeooo:rsid="0070bfd0"/>
    </style:style>
    <style:style style:name="T108" style:family="text">
      <style:text-properties officeooo:rsid="0077700e"/>
    </style:style>
    <style:style style:name="T109" style:family="text">
      <style:text-properties officeooo:rsid="0078f003"/>
    </style:style>
    <style:style style:name="T110" style:family="text">
      <style:text-properties officeooo:rsid="007a1522"/>
    </style:style>
    <style:style style:name="T111" style:family="text">
      <style:text-properties officeooo:rsid="007acb7f"/>
    </style:style>
    <style:style style:name="T112" style:family="text">
      <style:text-properties officeooo:rsid="0081ce94"/>
    </style:style>
    <style:style style:name="T113" style:family="text">
      <style:text-properties officeooo:rsid="0084480a"/>
    </style:style>
    <style:style style:name="T114" style:family="text">
      <style:text-properties officeooo:rsid="00868f9c"/>
    </style:style>
    <style:style style:name="T115" style:family="text">
      <style:text-properties officeooo:rsid="00887381"/>
    </style:style>
    <style:style style:name="T116" style:family="text">
      <style:text-properties officeooo:rsid="008b66ae"/>
    </style:style>
    <style:style style:name="T117" style:family="text">
      <style:text-properties officeooo:rsid="0090912f"/>
    </style:style>
    <style:style style:name="T118" style:family="text">
      <style:text-properties officeooo:rsid="0093138c"/>
    </style:style>
    <style:style style:name="T119" style:family="text">
      <style:text-properties officeooo:rsid="00153ba4"/>
    </style:style>
    <style:style style:name="T120" style:family="text">
      <style:text-properties officeooo:rsid="0097c887"/>
    </style:style>
    <style:style style:name="T121" style:family="text">
      <style:text-properties officeooo:rsid="00995cbc"/>
    </style:style>
    <style:style style:name="T122" style:family="text">
      <style:text-properties officeooo:rsid="009a049a"/>
    </style:style>
    <style:style style:name="T123" style:family="text">
      <style:text-properties officeooo:rsid="009e65f7"/>
    </style:style>
    <style:style style:name="T124" style:family="text">
      <style:text-properties officeooo:rsid="00a0ca2a"/>
    </style:style>
    <style:style style:name="T125" style:family="text">
      <style:text-properties officeooo:rsid="00a147e6"/>
    </style:style>
    <style:style style:name="T126" style:family="text">
      <style:text-properties officeooo:rsid="00a79d55"/>
    </style:style>
    <style:style style:name="T127" style:family="text">
      <style:text-properties officeooo:rsid="00a98574"/>
    </style:style>
    <style:style style:name="T128" style:family="text">
      <style:text-properties officeooo:rsid="00a9c85d"/>
    </style:style>
    <style:style style:name="T129" style:family="text">
      <style:text-properties officeooo:rsid="00aa663a"/>
    </style:style>
    <style:style style:name="T130" style:family="text">
      <style:text-properties officeooo:rsid="00ae722d"/>
    </style:style>
    <style:style style:name="T131" style:family="text">
      <style:text-properties officeooo:rsid="00b28b12"/>
    </style:style>
    <style:style style:name="T132" style:family="text">
      <style:text-properties officeooo:rsid="00b40f8f"/>
    </style:style>
    <style:style style:name="T133" style:family="text">
      <style:text-properties officeooo:rsid="00b56548"/>
    </style:style>
    <style:style style:name="T134" style:family="text">
      <style:text-properties officeooo:rsid="00b7f293"/>
    </style:style>
    <style:style style:name="T135" style:family="text">
      <style:text-properties officeooo:rsid="00b9041d"/>
    </style:style>
    <style:style style:name="T136" style:family="text">
      <style:text-properties fo:color="#ff0000" loext:opacity="100%" fo:font-weight="normal" style:font-weight-asian="normal" style:font-weight-complex="normal"/>
    </style:style>
    <style:style style:name="T137" style:family="text">
      <style:text-properties fo:color="#ff0000" loext:opacity="100%" fo:font-weight="normal" officeooo:rsid="00c1f5c9" style:font-weight-asian="normal" style:font-weight-complex="normal"/>
    </style:style>
    <style:style style:name="T138" style:family="text">
      <style:text-properties officeooo:rsid="00cbad1d"/>
    </style:style>
    <style:style style:name="T139" style:family="text">
      <style:text-properties officeooo:rsid="00cdaa99"/>
    </style:style>
    <style:style style:name="T140" style:family="text">
      <style:text-properties officeooo:rsid="00d10f5e"/>
    </style:style>
    <style:style style:name="T141" style:family="text">
      <style:text-properties officeooo:rsid="00d748e9"/>
    </style:style>
    <style:style style:name="T142" style:family="text">
      <style:text-properties officeooo:rsid="00d883db"/>
    </style:style>
    <style:style style:name="T143" style:family="text">
      <style:text-properties officeooo:rsid="00dd18dd"/>
    </style:style>
    <style:style style:name="T144" style:family="text">
      <style:text-properties officeooo:rsid="00e3ead7"/>
    </style:style>
    <style:style style:name="T145" style:family="text">
      <style:text-properties officeooo:rsid="00f5dfab"/>
    </style:style>
    <style:style style:name="T146" style:family="text">
      <style:text-properties officeooo:rsid="00f840c2"/>
    </style:style>
    <style:style style:name="T147" style:family="text">
      <style:text-properties officeooo:rsid="010dcd20"/>
    </style:style>
    <style:style style:name="T148" style:family="text">
      <style:text-properties officeooo:rsid="011072df"/>
    </style:style>
    <style:style style:name="T149" style:family="text">
      <style:text-properties officeooo:rsid="0111e19e"/>
    </style:style>
    <style:style style:name="T150" style:family="text">
      <style:text-properties officeooo:rsid="011278c5"/>
    </style:style>
    <style:style style:name="T151" style:family="text">
      <style:text-properties officeooo:rsid="0113dd34"/>
    </style:style>
    <style:style style:name="T152" style:family="text">
      <style:text-properties officeooo:rsid="0115f7cf"/>
    </style:style>
    <style:style style:name="T153" style:family="text">
      <style:text-properties officeooo:rsid="011cfb76"/>
    </style:style>
    <style:style style:name="T154" style:family="text">
      <style:text-properties officeooo:rsid="01226355"/>
    </style:style>
    <style:style style:name="T155" style:family="text">
      <style:text-properties officeooo:rsid="0137c61e"/>
    </style:style>
    <style:style style:name="T156" style:family="text">
      <style:text-properties officeooo:rsid="013ae1d7"/>
    </style:style>
    <style:style style:name="T157" style:family="text">
      <style:text-properties officeooo:rsid="013f8610"/>
    </style:style>
    <style:style style:name="T158" style:family="text">
      <style:text-properties officeooo:rsid="013f9eb0"/>
    </style:style>
    <style:style style:name="T159" style:family="text">
      <style:text-properties officeooo:rsid="0141e5f7"/>
    </style:style>
    <style:style style:name="T160" style:family="text">
      <style:text-properties officeooo:rsid="0145bc38"/>
    </style:style>
    <style:style style:name="T161" style:family="text">
      <style:text-properties officeooo:rsid="014617cd"/>
    </style:style>
    <style:style style:name="T162" style:family="text">
      <style:text-properties officeooo:rsid="01464956"/>
    </style:style>
    <style:style style:name="T163" style:family="text">
      <style:text-properties officeooo:rsid="01466d3d"/>
    </style:style>
    <style:style style:name="T164" style:family="text">
      <style:text-properties officeooo:rsid="01467884"/>
    </style:style>
    <style:style style:name="T165" style:family="text">
      <style:text-properties officeooo:rsid="0147f064"/>
    </style:style>
    <style:style style:name="T166" style:family="text">
      <style:text-properties officeooo:rsid="01489b65"/>
    </style:style>
    <style:style style:name="T167" style:family="text">
      <style:text-properties officeooo:rsid="014ea912"/>
    </style:style>
    <style:style style:name="T168" style:family="text">
      <style:text-properties officeooo:rsid="014fd81d"/>
    </style:style>
    <style:style style:name="T169" style:family="text">
      <style:text-properties officeooo:rsid="0150c067"/>
    </style:style>
    <style:style style:name="T170" style:family="text">
      <style:text-properties officeooo:rsid="01559c8f"/>
    </style:style>
    <style:style style:name="T171" style:family="text">
      <style:text-properties officeooo:rsid="0157e131"/>
    </style:style>
    <style:style style:name="T172" style:family="text">
      <style:text-properties officeooo:rsid="015e5965"/>
    </style:style>
    <style:style style:name="T173" style:family="text">
      <style:text-properties officeooo:rsid="01601d81"/>
    </style:style>
    <style:style style:name="T174" style:family="text">
      <style:text-properties officeooo:rsid="0162571e"/>
    </style:style>
    <style:style style:name="T175" style:family="text">
      <style:text-properties fo:font-size="14pt" fo:font-weight="normal" officeooo:rsid="01746fa0" fo:background-color="transparent" loext:char-shading-value="0" style:font-weight-asian="normal" style:font-weight-complex="normal"/>
    </style:style>
    <style:style style:name="T176" style:family="text">
      <style:text-properties fo:font-size="14pt" fo:font-weight="normal" officeooo:rsid="017b9548" fo:background-color="transparent" loext:char-shading-value="0" style:font-weight-asian="normal" style:font-weight-complex="normal"/>
    </style:style>
    <style:style style:name="T177" style:family="text">
      <style:text-properties fo:font-size="14pt" fo:font-weight="normal" officeooo:rsid="017c016d" fo:background-color="transparent" loext:char-shading-value="0" style:font-weight-asian="normal" style:font-weight-complex="normal"/>
    </style:style>
    <style:style style:name="T178" style:family="text">
      <style:text-properties fo:font-size="14pt" fo:font-weight="normal" officeooo:rsid="01835653" fo:background-color="transparent" loext:char-shading-value="0" style:font-weight-asian="normal" style:font-weight-complex="normal"/>
    </style:style>
    <style:style style:name="T179" style:family="text">
      <style:text-properties fo:font-size="14pt" fo:font-weight="normal" officeooo:rsid="01a653c3" fo:background-color="transparent" loext:char-shading-value="0" style:font-weight-asian="normal" style:font-weight-complex="normal"/>
    </style:style>
    <style:style style:name="T180" style:family="text">
      <style:text-properties fo:font-size="14pt" fo:font-weight="normal" officeooo:rsid="01a6c530" fo:background-color="transparent" loext:char-shading-value="0" style:font-weight-asian="normal" style:font-weight-complex="normal"/>
    </style:style>
    <style:style style:name="T181" style:family="text">
      <style:text-properties fo:font-size="14pt" fo:font-weight="normal" officeooo:rsid="01a9688a" fo:background-color="transparent" loext:char-shading-value="0" style:font-weight-asian="normal" style:font-weight-complex="normal"/>
    </style:style>
    <style:style style:name="T182" style:family="text">
      <style:text-properties fo:font-size="14pt" fo:font-weight="normal" officeooo:rsid="01ac0dd4" fo:background-color="transparent" loext:char-shading-value="0" style:font-weight-asian="normal" style:font-weight-complex="normal"/>
    </style:style>
    <style:style style:name="T183" style:family="text">
      <style:text-properties fo:font-size="14pt" fo:font-weight="normal" officeooo:rsid="01aca91b" fo:background-color="transparent" loext:char-shading-value="0" style:font-weight-asian="normal" style:font-weight-complex="normal"/>
    </style:style>
    <style:style style:name="T184" style:family="text">
      <style:text-properties fo:font-size="14pt" fo:font-weight="normal" officeooo:rsid="01a9dcc8" fo:background-color="transparent" loext:char-shading-value="0" style:font-weight-asian="normal" style:font-weight-complex="normal"/>
    </style:style>
    <style:style style:name="T185" style:family="text">
      <style:text-properties fo:font-size="14pt" fo:font-weight="normal" officeooo:rsid="01abe549" fo:background-color="transparent" loext:char-shading-value="0" style:font-weight-asian="normal" style:font-weight-complex="normal"/>
    </style:style>
    <style:style style:name="T186" style:family="text">
      <style:text-properties fo:font-size="14pt" fo:font-weight="normal" officeooo:rsid="01adc51f" fo:background-color="transparent" loext:char-shading-value="0" style:font-weight-asian="normal" style:font-weight-complex="normal"/>
    </style:style>
    <style:style style:name="T187" style:family="text">
      <style:text-properties fo:font-size="14pt" fo:font-weight="normal" officeooo:rsid="01af37a4" fo:background-color="transparent" loext:char-shading-value="0" style:font-weight-asian="normal" style:font-weight-complex="normal"/>
    </style:style>
    <style:style style:name="T188" style:family="text">
      <style:text-properties fo:font-size="14pt" fo:font-weight="normal" officeooo:rsid="01af83f8" fo:background-color="transparent" loext:char-shading-value="0" style:font-weight-asian="normal" style:font-weight-complex="normal"/>
    </style:style>
    <style:style style:name="T189" style:family="text">
      <style:text-properties fo:font-size="14pt" fo:font-weight="normal" officeooo:rsid="01afcd1f" fo:background-color="transparent" loext:char-shading-value="0" style:font-weight-asian="normal" style:font-weight-complex="normal"/>
    </style:style>
    <style:style style:name="T190" style:family="text">
      <style:text-properties fo:font-size="14pt" fo:font-weight="bold" officeooo:rsid="01746fa0" fo:background-color="transparent" loext:char-shading-value="0" style:font-weight-asian="bold" style:font-weight-complex="bold"/>
    </style:style>
    <style:style style:name="T191" style:family="text">
      <style:text-properties fo:font-size="14pt" fo:font-weight="bold" officeooo:rsid="0175fdbb" fo:background-color="transparent" loext:char-shading-value="0" style:font-weight-asian="bold" style:font-weight-complex="bold"/>
    </style:style>
    <style:style style:name="T192" style:family="text">
      <style:text-properties fo:font-size="14pt" fo:font-weight="bold" officeooo:rsid="01835653" fo:background-color="transparent" loext:char-shading-value="0"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officeooo:rsid="016096a2" style:font-weight-asian="bold" style:font-weight-complex="bold"/>
    </style:style>
    <style:style style:name="T195" style:family="text">
      <style:text-properties fo:font-weight="bold" officeooo:rsid="015e5965" style:font-weight-asian="bold" style:font-weight-complex="bold"/>
    </style:style>
    <style:style style:name="T196" style:family="text">
      <style:text-properties fo:font-weight="bold" officeooo:rsid="0175fdbb" style:font-weight-asian="bold" style:font-weight-complex="bold"/>
    </style:style>
    <style:style style:name="T197" style:family="text">
      <style:text-properties officeooo:rsid="0167370e"/>
    </style:style>
    <style:style style:name="T198" style:family="text">
      <style:text-properties officeooo:rsid="016834e2"/>
    </style:style>
    <style:style style:name="T199" style:family="text">
      <style:text-properties officeooo:rsid="016849ef"/>
    </style:style>
    <style:style style:name="T200" style:family="text">
      <style:text-properties officeooo:rsid="016b02b1"/>
    </style:style>
    <style:style style:name="T201" style:family="text">
      <style:text-properties officeooo:rsid="016d4543"/>
    </style:style>
    <style:style style:name="T202" style:family="text">
      <style:text-properties officeooo:rsid="016f2804"/>
    </style:style>
    <style:style style:name="T203" style:family="text">
      <style:text-properties officeooo:rsid="016fe6ca"/>
    </style:style>
    <style:style style:name="T204" style:family="text">
      <style:text-properties officeooo:rsid="017392bb"/>
    </style:style>
    <style:style style:name="T205" style:family="text">
      <style:text-properties officeooo:rsid="0177f332"/>
    </style:style>
    <style:style style:name="T206" style:family="text">
      <style:text-properties officeooo:rsid="01797c84"/>
    </style:style>
    <style:style style:name="T207" style:family="text">
      <style:text-properties officeooo:rsid="017b2567"/>
    </style:style>
    <style:style style:name="T208" style:family="text">
      <style:text-properties fo:font-variant="normal" fo:text-transform="none" fo:color="#000000" loext:opacity="100%" style:font-name="Liberation Serif" fo:font-size="14pt" fo:letter-spacing="normal" fo:font-style="normal" fo:font-weight="normal" fo:background-color="transparent" loext:char-shading-value="0" style:font-size-asian="14pt" style:font-weight-asian="normal" style:font-size-complex="14pt" style:font-weight-complex="normal"/>
    </style:style>
    <style:style style:name="T209" style:family="text">
      <style:text-properties fo:font-variant="normal" fo:text-transform="none" fo:color="#000000" loext:opacity="100%" style:font-name="Liberation Serif" fo:font-size="14pt" fo:letter-spacing="normal" fo:font-style="normal" fo:font-weight="normal" officeooo:rsid="017d56b2" fo:background-color="transparent" loext:char-shading-value="0" style:font-size-asian="14pt" style:font-weight-asian="normal" style:font-size-complex="14pt" style:font-weight-complex="normal"/>
    </style:style>
    <style:style style:name="T210" style:family="text">
      <style:text-properties fo:font-variant="normal" fo:text-transform="none" fo:color="#000000" loext:opacity="100%" style:font-name="Liberation Serif" fo:font-size="14pt" fo:letter-spacing="normal" fo:font-style="normal" fo:font-weight="normal" officeooo:rsid="018ba0d8" fo:background-color="transparent" loext:char-shading-value="0" style:font-size-asian="14pt" style:font-weight-asian="normal" style:font-size-complex="14pt" style:font-weight-complex="normal"/>
    </style:style>
    <style:style style:name="T211" style:family="text">
      <style:text-properties fo:font-variant="normal" fo:text-transform="none" fo:color="#000000" loext:opacity="100%" style:font-name="Liberation Serif" fo:font-size="14pt" fo:letter-spacing="normal" fo:font-style="normal" fo:font-weight="normal" officeooo:rsid="018ba0d8" fo:background-color="transparent" loext:char-shading-value="0" style:font-size-asian="14pt" style:font-weight-asian="normal" style:font-size-complex="14pt" style:font-weight-complex="normal" loext:padding="0cm" loext:border="none"/>
    </style:style>
    <style:style style:name="T212" style:family="text">
      <style:text-properties fo:font-variant="normal" fo:text-transform="none" fo:color="#000000" loext:opacity="100%" style:font-name="Liberation Serif" fo:font-size="14pt" fo:letter-spacing="normal" fo:font-style="normal" fo:font-weight="normal" officeooo:rsid="01835653" fo:background-color="transparent" loext:char-shading-value="0" style:font-size-asian="14pt" style:font-weight-asian="normal" style:font-size-complex="14pt" style:font-weight-complex="normal"/>
    </style:style>
    <style:style style:name="T213" style:family="text">
      <style:text-properties fo:font-variant="normal" fo:text-transform="none" fo:color="#000000" loext:opacity="100%" style:font-name="Liberation Serif" fo:font-size="14pt" fo:letter-spacing="normal" fo:font-style="normal" fo:font-weight="normal" officeooo:rsid="01835653" fo:background-color="transparent" loext:char-shading-value="0" style:font-size-asian="14pt" style:font-weight-asian="normal" style:font-size-complex="14pt" style:font-weight-complex="normal" loext:padding="0cm" loext:border="none"/>
    </style:style>
    <style:style style:name="T214" style:family="text">
      <style:text-properties fo:font-variant="normal" fo:text-transform="none" fo:color="#000000" loext:opacity="100%" style:font-name="Liberation Serif" fo:font-size="14pt" fo:letter-spacing="normal" fo:font-style="normal" fo:font-weight="normal" officeooo:rsid="0194b425" fo:background-color="transparent" loext:char-shading-value="0" style:font-size-asian="14pt" style:font-weight-asian="normal" style:font-size-complex="14pt" style:font-weight-complex="normal"/>
    </style:style>
    <style:style style:name="T215" style:family="text">
      <style:text-properties fo:font-variant="normal" fo:text-transform="none" fo:color="#000000" loext:opacity="100%" style:font-name="Liberation Serif" fo:font-size="14pt" fo:letter-spacing="normal" fo:font-style="normal" fo:font-weight="normal" officeooo:rsid="0198257a"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font-name="Liberation Serif" fo:font-size="14pt" fo:letter-spacing="normal" fo:font-style="normal" fo:font-weight="normal" officeooo:rsid="019a9c4f"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font-name="Liberation Serif" fo:font-size="14pt" fo:letter-spacing="normal" fo:font-style="normal" fo:font-weight="normal" officeooo:rsid="019c2e1e"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font-name="Liberation Serif" fo:font-size="14pt" fo:letter-spacing="normal" fo:font-style="normal" fo:font-weight="normal" officeooo:rsid="019d62af"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font-name="Liberation Serif" fo:font-size="14pt" fo:letter-spacing="normal" fo:font-style="normal" fo:font-weight="normal" officeooo:rsid="019e0900"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font-name="Liberation Serif" fo:font-size="14pt" fo:letter-spacing="normal" fo:font-style="normal" fo:font-weight="normal" officeooo:rsid="019fc61d" fo:background-color="transparent" loext:char-shading-value="0" style:font-size-asian="14pt" style:font-weight-asian="normal" style:font-size-complex="14pt" style:font-weight-complex="normal"/>
    </style:style>
    <style:style style:name="T221" style:family="text">
      <style:text-properties fo:font-variant="normal" fo:text-transform="none" fo:color="#000000" loext:opacity="100%" style:font-name="Liberation Serif" fo:font-size="14pt" fo:letter-spacing="normal" fo:font-style="normal" fo:font-weight="normal" officeooo:rsid="01a1aec5" fo:background-color="transparent" loext:char-shading-value="0" style:font-size-asian="14pt" style:font-weight-asian="normal" style:font-size-complex="14pt" style:font-weight-complex="normal"/>
    </style:style>
    <style:style style:name="T222" style:family="text">
      <style:text-properties fo:font-variant="normal" fo:text-transform="none" fo:color="#000000" loext:opacity="100%" style:font-name="Liberation Serif" fo:font-size="14pt" fo:letter-spacing="normal" fo:font-style="normal" fo:font-weight="normal" officeooo:rsid="01a3224b" fo:background-color="transparent" loext:char-shading-value="0" style:font-size-asian="14pt" style:font-weight-asian="normal" style:font-size-complex="14pt" style:font-weight-complex="normal"/>
    </style:style>
    <style:style style:name="T223" style:family="text">
      <style:text-properties fo:font-variant="normal" fo:text-transform="none" fo:color="#000000" loext:opacity="100%" style:font-name="Liberation Serif" fo:font-size="14pt" fo:letter-spacing="normal" fo:font-style="normal" fo:font-weight="normal" officeooo:rsid="01a3ff21" fo:background-color="transparent" loext:char-shading-value="0" style:font-size-asian="14pt" style:font-weight-asian="normal" style:font-size-complex="14pt" style:font-weight-complex="normal"/>
    </style:style>
    <style:style style:name="T224" style:family="text">
      <style:text-properties fo:font-variant="normal" fo:text-transform="none" fo:color="#000000" loext:opacity="100%" style:font-name="Liberation Serif" fo:font-size="14pt" fo:letter-spacing="normal" fo:font-style="normal" fo:font-weight="normal" officeooo:rsid="01a4cf05" fo:background-color="transparent" loext:char-shading-value="0" style:font-size-asian="14pt" style:font-weight-asian="normal" style:font-size-complex="14pt" style:font-weight-complex="normal"/>
    </style:style>
    <style:style style:name="T225" style:family="text">
      <style:text-properties fo:font-variant="normal" fo:text-transform="none" fo:color="#000000" loext:opacity="100%" style:font-name="Liberation Serif" fo:font-size="14pt" fo:letter-spacing="normal" fo:font-style="normal" fo:font-weight="normal" officeooo:rsid="01a6011a" fo:background-color="transparent" loext:char-shading-value="0" style:font-size-asian="14pt" style:font-weight-asian="normal" style:font-size-complex="14pt" style:font-weight-complex="normal"/>
    </style:style>
    <style:style style:name="T226" style:family="text">
      <style:text-properties fo:font-variant="normal" fo:text-transform="none" fo:color="#000000" loext:opacity="100%" style:font-name="Liberation Serif" fo:font-size="14pt" fo:letter-spacing="normal" fo:font-style="normal" fo:font-weight="normal" officeooo:rsid="018ba0d8" fo:background-color="#ffffff" loext:char-shading-value="0" style:font-size-asian="14pt" style:font-weight-asian="normal" style:font-size-complex="14pt" style:font-weight-complex="normal" loext:padding="0cm" loext:border="none"/>
    </style:style>
    <style:style style:name="T227" style:family="text">
      <style:text-properties fo:font-variant="normal" fo:text-transform="none" fo:color="#000000" loext:opacity="100%" style:font-name="Liberation Serif" fo:font-size="14pt" fo:letter-spacing="normal" fo:font-style="normal" fo:font-weight="normal" officeooo:rsid="01afcd1f" style:font-size-asian="14pt" style:font-weight-asian="normal" style:font-size-complex="14pt" style:font-weight-complex="normal"/>
    </style:style>
    <style:style style:name="T228" style:family="text">
      <style:text-properties fo:font-variant="normal" fo:text-transform="none" fo:color="#000000" loext:opacity="100%" style:font-name="Liberation Serif" fo:font-size="14pt" fo:letter-spacing="normal" fo:font-style="normal" fo:background-color="transparent" loext:char-shading-value="0" style:font-size-asian="14pt" style:font-size-complex="14pt"/>
    </style:style>
    <style:style style:name="T229" style:family="text">
      <style:text-properties fo:font-variant="normal" fo:text-transform="none" fo:color="#000000" loext:opacity="100%" style:font-name="Liberation Serif" fo:font-size="14pt" fo:letter-spacing="normal" fo:font-style="normal" officeooo:rsid="01835653" fo:background-color="transparent" loext:char-shading-value="0" style:font-size-asian="14pt" style:font-size-complex="14pt"/>
    </style:style>
    <style:style style:name="T230" style:family="text">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officeooo:rsid="01835653" style:text-blinking="false" fo:background-color="transparent" loext:char-shading-value="0" style:font-size-asian="14pt" style:font-weight-asian="normal" style:font-size-complex="14pt" style:font-weight-complex="normal"/>
    </style:style>
    <style:style style:name="T231" style:family="text">
      <style:text-properties fo:color="#000000" loext:opacity="100%" fo:font-size="14pt" fo:font-weight="normal" officeooo:rsid="017c016d" fo:background-color="transparent" loext:char-shading-value="0" style:font-weight-asian="normal" style:font-weight-complex="normal"/>
    </style:style>
    <style:style style:name="T232" style:family="text">
      <style:text-properties fo:color="#000000" loext:opacity="100%" fo:font-size="14pt" fo:font-weight="normal" officeooo:rsid="017d56b2" fo:background-color="transparent" loext:char-shading-value="0" style:font-weight-asian="normal" style:font-weight-complex="normal"/>
    </style:style>
    <style:style style:name="T233" style:family="text">
      <style:text-properties fo:color="#000000" loext:opacity="100%" fo:font-size="14pt" fo:font-weight="normal" officeooo:rsid="0184a067" fo:background-color="transparent" loext:char-shading-value="0" style:font-weight-asian="normal" style:font-weight-complex="normal"/>
    </style:style>
    <style:style style:name="T234" style:family="text">
      <style:text-properties fo:color="#000000" loext:opacity="100%" fo:font-size="14pt" fo:font-weight="normal" officeooo:rsid="01819853" fo:background-color="transparent" loext:char-shading-value="0" style:font-weight-asian="normal" style:font-weight-complex="normal"/>
    </style:style>
    <style:style style:name="T235" style:family="text">
      <style:text-properties fo:color="#000000" loext:opacity="100%" fo:font-size="14pt" fo:font-weight="normal" officeooo:rsid="018ba0d8" fo:background-color="transparent" loext:char-shading-value="0" style:font-weight-asian="normal" style:font-weight-complex="normal"/>
    </style:style>
    <style:style style:name="T236" style:family="text">
      <style:text-properties fo:color="#000000" loext:opacity="100%" fo:font-size="14pt" fo:font-weight="normal" officeooo:rsid="018fc1f9" fo:background-color="transparent" loext:char-shading-value="0" style:font-weight-asian="normal" style:font-weight-complex="normal"/>
    </style:style>
    <style:style style:name="T237" style:family="text">
      <style:text-properties fo:color="#000000" loext:opacity="100%" style:font-name="Liberation Serif" fo:font-size="14pt" fo:font-weight="normal" officeooo:rsid="017d56b2" fo:background-color="transparent" loext:char-shading-value="0" style:font-size-asian="14pt" style:font-weight-asian="normal" style:font-size-complex="14pt" style:font-weight-complex="normal"/>
    </style:style>
    <style:style style:name="T238" style:family="text">
      <style:text-properties fo:color="#000000" loext:opacity="100%" style:font-name="Liberation Serif" fo:font-size="14pt" fo:font-weight="normal" officeooo:rsid="0187748e" fo:background-color="transparent" loext:char-shading-value="0" style:font-size-asian="14pt" style:font-weight-asian="normal" style:font-size-complex="14pt" style:font-weight-complex="normal"/>
    </style:style>
    <style:style style:name="T239" style:family="text">
      <style:text-properties fo:color="#000000" loext:opacity="100%" style:font-name="Liberation Serif" fo:font-size="14pt" fo:font-weight="normal" officeooo:rsid="0184a067" fo:background-color="transparent" loext:char-shading-value="0" style:font-size-asian="14pt" style:font-weight-asian="normal" style:font-size-complex="14pt" style:font-weight-complex="normal"/>
    </style:style>
    <style:style style:name="T240" style:family="text">
      <style:text-properties fo:color="#000000" loext:opacity="100%" style:font-name="Liberation Serif" fo:font-size="14pt" fo:font-weight="normal" officeooo:rsid="01835653" fo:background-color="transparent" loext:char-shading-value="0" style:font-size-asian="14pt" style:font-weight-asian="normal" style:font-size-complex="14pt" style:font-weight-complex="normal"/>
    </style:style>
    <style:style style:name="T241" style:family="text">
      <style:text-properties fo:color="#000000" loext:opacity="100%" style:font-name="Liberation Serif" fo:font-size="14pt" fo:font-weight="normal" officeooo:rsid="01afcd1f" fo:background-color="transparent" loext:char-shading-value="0" style:font-size-asian="14pt" style:font-weight-asian="normal" style:font-size-complex="14pt" style:font-weight-complex="normal"/>
    </style:style>
    <style:style style:name="T242" style:family="text">
      <style:text-properties officeooo:rsid="01995602"/>
    </style:style>
    <style:style style:name="T243" style:family="text">
      <style:text-properties officeooo:rsid="01b910db"/>
    </style:style>
    <style:style style:name="T244" style:family="text">
      <style:text-properties officeooo:rsid="01bcd821"/>
    </style:style>
    <style:style style:name="T245" style:family="text">
      <style:text-properties officeooo:rsid="01bcdde9"/>
    </style:style>
    <style:style style:name="T246" style:family="text">
      <style:text-properties officeooo:rsid="01bf73fe"/>
    </style:style>
    <style:style style:name="T247" style:family="text">
      <style:text-properties officeooo:rsid="01c024b1"/>
    </style:style>
    <style:style style:name="T248" style:family="text">
      <style:text-properties officeooo:rsid="01c0f3fa"/>
    </style:style>
    <style:style style:name="T249" style:family="text">
      <style:text-properties officeooo:rsid="01c18342"/>
    </style:style>
    <style:style style:name="T250" style:family="text">
      <style:text-properties officeooo:rsid="01c22af6"/>
    </style:style>
    <style:style style:name="T251" style:family="text">
      <style:text-properties officeooo:rsid="01c2aa20"/>
    </style:style>
    <style:style style:name="T252" style:family="text">
      <style:text-properties officeooo:rsid="01c43825"/>
    </style:style>
    <style:style style:name="T253" style:family="text">
      <style:text-properties officeooo:rsid="01c47ea7"/>
    </style:style>
    <style:style style:name="T254" style:family="text">
      <style:text-properties officeooo:rsid="01c60ebd"/>
    </style:style>
    <style:style style:name="T255" style:family="text">
      <style:text-properties officeooo:rsid="01c7172b"/>
    </style:style>
    <style:style style:name="T256" style:family="text">
      <style:text-properties officeooo:rsid="01c7b7aa"/>
    </style:style>
    <style:style style:name="T257" style:family="text">
      <style:text-properties officeooo:rsid="01c8c33c"/>
    </style:style>
    <style:style style:name="T258" style:family="text">
      <style:text-properties officeooo:rsid="01ca8763"/>
    </style:style>
    <style:style style:name="T259" style:family="text">
      <style:text-properties officeooo:rsid="01cb2b73"/>
    </style:style>
    <style:style style:name="T260" style:family="text">
      <style:text-properties officeooo:rsid="01cb9209"/>
    </style:style>
    <style:style style:name="T261" style:family="text">
      <style:text-properties officeooo:rsid="01cbbeb9"/>
    </style:style>
    <style:style style:name="T262" style:family="text">
      <style:text-properties officeooo:rsid="01cc1b3a"/>
    </style:style>
    <style:style style:name="T263" style:family="text">
      <style:text-properties officeooo:rsid="01cded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nodetool status (to check on what instance and what cassandra is running) this can be executed only after 5th command ie after logging in. after executing this command the understand the result watch the video ---&gt; https://www.youtube.com/watch?v=yyVbDBSMnUw&amp;list=PLalrWAGybpB-L1PGA-NfFu2uiWHEsdscD&amp;index=7</text:p>
      <text:p text:style-name="P1"/>
      <text:p text:style-name="P1">2. cqlsh (to run cql commands)</text:p>
      <text:p text:style-name="P1"/>
      <text:p text:style-name="P1">3. CREATE KEYSPACE cluster1 WITH replication = {'class': 'SimpleStrategy', 'replication_factor': 1}; (to create keyspace)</text:p>
      <text:p text:style-name="P1">keyspace is like a database. SimpleStrategy is one the methods to create keyspace. replication_factor is like how many replicas you want to create.</text:p>
      <text:p text:style-name="P1">or</text:p>
      <text:p text:style-name="P1"><text:span text:style-name="T13">CREATE KEYSPACE cluster1 WITH replication = {'class': 'SimpleStrategy', 'replication_factor': 1} AND durable_writes = 'true';</text:span> </text:p>
      <text:p text:style-name="P1">by default durable_writes is set to true. but if we set it to false, it will increase the speed of writing but at the same time it will also increase the risk of data loss.</text:p>
      <text:p text:style-name="P1"/>
      <text:p text:style-name="P1"/>
      <text:p text:style-name="P1">4. select * from system_schema.keyspaces (shows more information); </text:p>
      <text:p text:style-name="P1">or</text:p>
      <text:p text:style-name="P1">describe keyspaces; (to see keyspaces)</text:p>
      <text:p text:style-name="P1"/>
      <text:p text:style-name="P19">5. drop keyspace cluster1; </text:p>
      <text:p text:style-name="P20"/>
      <text:p text:style-name="P21">6. use cluster1; (to use that keyspace)</text:p>
      <text:p text:style-name="P21"/>
      <text:p text:style-name="P2"><text:span text:style-name="T1">7. describe tables; </text:span><text:span text:style-name="T2">(to see the tables created)</text:span></text:p>
      <text:p text:style-name="P22"/>
      <text:p text:style-name="P4"><text:span text:style-name="T2">8. </text:span><text:span text:style-name="T3">describe table </text:span><text:span text:style-name="T1">emp_table</text:span><text:span text:style-name="T3">; </text:span><text:span text:style-name="T2">(to see the tables created)</text:span></text:p>
      <text:p text:style-name="P22"/>
      <text:p text:style-name="P3"><text:span text:style-name="T4">9</text:span><text:span text:style-name="T2">. </text:span><text:span text:style-name="T1">drop table emp_table; (to delete the table)</text:span></text:p>
      <text:p text:style-name="P23"/>
      <text:p text:style-name="P44">10.</text:p>
      <text:p text:style-name="P25">creating table with partition key and sort key same like dynamodb:</text:p>
      <text:p text:style-name="P24">CREATE TABLE movies(movie_name text, part int, actor text, release_date text, primary key(movie_name, part));</text:p>
      <text:p text:style-name="P24"/>
      <text:p text:style-name="P39">where;</text:p>
      <text:p text:style-name="P39"><text:span text:style-name="T105">movie_name </text:span>is partition key and<text:span text:style-name="T105"> part </text:span>is a sort key to be more specific clustering column. </text:p>
      <text:p text:style-name="P39">or </text:p>
      <text:p text:style-name="P39">CREATE TABLE employee_by_car_make(car_make text, id int, car_model text, PRIMARY KEY(car_make, id));</text:p>
      <text:p text:style-name="P24"><text:tab/></text:p>
      <text:p text:style-name="P6"><text:span text:style-name="T5">s</text:span><text:span text:style-name="T1">ort </text:span><text:span text:style-name="T11">key</text:span><text:span text:style-name="T1"> is same </text:span><text:span text:style-name="T6">a</text:span><text:span text:style-name="T1">s clustering column.</text:span></text:p>
      <text:p text:style-name="P26"><text:soft-page-break/></text:p>
      <text:p text:style-name="P24"/>
      <text:p text:style-name="P5"><text:span text:style-name="T5">1</text:span><text:span text:style-name="T1">1. primary key can also be complex primary key. Complex primary means partition key can be single or multiple similarly, sort key can be single or multiple.</text:span></text:p>
      <text:p text:style-name="P27"/>
      <text:p text:style-name="P28"/>
      <text:p text:style-name="P28"/>
      <text:p text:style-name="P28"/>
      <text:p text:style-name="P28">Example1: </text:p>
      <text:p text:style-name="P28">create table employee_by_car_make_sorted(car_make text, age int, id int, name text, PRIMARY KEY(car_make, age, id));</text:p>
      <text:p text:style-name="P24"/>
      <text:p text:style-name="P7"><text:span text:style-name="T1">In this example, ‘car_make’ is partition key. And ‘age’ and ‘id’ are sort key</text:span><text:span text:style-name="T7">s</text:span><text:span text:style-name="T1"> or clustering columns.</text:span></text:p>
      <text:p text:style-name="P28"/>
      <text:p text:style-name="P29">Example2:</text:p>
      <text:p text:style-name="P30">CREATE TABLE employee_by_car_make_and_model (car_make text, car_model text, id int, name text, PRIMARY KEY(( car_make, car_model), id));</text:p>
      <text:p text:style-name="P30"/>
      <text:p text:style-name="P8"><text:span text:style-name="T1">In this example, first bracket (car_make, car_model) is a partition key and id is a clustering column. </text:span><text:span text:style-name="T8">This can be under the scenario when almost all employees are using same company`s car. So if car_make is made partition key most of the data will the stored on same node.</text:span></text:p>
      <text:p text:style-name="P45"/>
      <text:p text:style-name="P9"><text:span text:style-name="T8">B</text:span><text:span text:style-name="T1">efore reading and writing data to database. Lets see how consistency works in Cassandra.</text:span></text:p>
      <text:p text:style-name="P46"/>
      <text:p text:style-name="P46">Consistency levels:</text:p>
      <text:p text:style-name="P13"><text:span text:style-name="T9">C</text:span><text:span text:style-name="T1">onsider </text:span><text:span text:style-name="T10">standard</text:span><text:span text:style-name="T1"> ‘replication factor </text:span><text:span text:style-name="T10">=</text:span><text:span text:style-name="T1"> 3’. this means 3 replica copies will </text:span><text:span text:style-name="T12">be </text:span><text:span text:style-name="T1">created and stored each on different node.</text:span></text:p>
      <text:p text:style-name="P47"/>
      <text:p text:style-name="P10"><text:span text:style-name="T1">1. </text:span><text:span text:style-name="T14">Any:</text:span><text:span text:style-name="T17"> </text:span><text:span text:style-name="T23">T</text:span><text:span text:style-name="T17">his consistency level is available only for writes. </text:span><text:span text:style-name="T18">Any means when data is to be written, it will be written on at least one the three nodes. </text:span><text:span text:style-name="T21">When data is written </text:span><text:span text:style-name="T22">on at least one the nodes we get the acknowledgement from that node and writing is performed successfully.</text:span></text:p>
      <text:p text:style-name="P103"/>
      <text:p text:style-name="P11"><text:span text:style-name="T19">2. </text:span><text:span text:style-name="T20">I</text:span><text:span text:style-name="T15">nteger value</text:span><text:span text:style-name="T18">: </text:span><text:span text:style-name="T23">T</text:span><text:span text:style-name="T17">his consistency level is available </text:span><text:span text:style-name="T28">reads and </text:span><text:span text:style-name="T17">writes.</text:span></text:p>
      <text:p text:style-name="P126"/>
      <text:p text:style-name="P14"><text:span text:style-name="T41">C</text:span><text:span text:style-name="T40">onsistency for write:</text:span><text:span text:style-name="T42"> </text:span><text:span text:style-name="T28">T</text:span><text:span text:style-name="T24">his can be any number (maybe upto 3). </text:span><text:span text:style-name="T25">So consider consistency level </text:span><text:span text:style-name="T26">= 2. this means data will be replicated to at least 2 nodes. When acknowledgment comes from 2 nodes out of 3(because replica factor is set to 3</text:span><text:span text:style-name="T27">), we can consider write operation is successful.</text:span></text:p>
      <text:p text:style-name="P104"/>
      <text:p text:style-name="P12"><text:span text:style-name="T41">C</text:span><text:span text:style-name="T43">onsistency for read: </text:span><text:span text:style-name="T26"><text:s/></text:span><text:span text:style-name="T29">C</text:span><text:span text:style-name="T25">onsider consistency level </text:span><text:span text:style-name="T26">= 2. </text:span><text:span text:style-name="T30">This means read result</text:span><text:span text:style-name="T31">s</text:span><text:span text:style-name="T30"> will come from two different nodes. </text:span><text:span text:style-name="T31">Here, results may vary. </text:span><text:span text:style-name="T32">The quicker responding node </text:span><text:soft-page-break/><text:span text:style-name="T33">may possess </text:span><text:span text:style-name="T32">out dated value while late responding node may </text:span><text:span text:style-name="T34">possess </text:span><text:span text:style-name="T32">updated value. </text:span><text:span text:style-name="T35">But it will wait until 2 nodes respond, because </text:span><text:span text:style-name="T25">consistency level </text:span><text:span text:style-name="T26">= 2. </text:span><text:span text:style-name="T36">As the results vary, Cassandra decides which data is updated one or correct one</text:span><text:span text:style-name="T37"> and accordingly Cassandra </text:span><text:span text:style-name="T38">serves the result. </text:span><text:span text:style-name="T39">And in the back end Cassandra does read repair to be consistent with other nodes.</text:span></text:p>
      <text:p text:style-name="P105"/>
      <text:p text:style-name="P106"/>
      <text:p text:style-name="P106"/>
      <text:p text:style-name="P16"><text:span text:style-name="T39">3. </text:span><text:span text:style-name="T14">Quorum:</text:span></text:p>
      <text:p text:style-name="P112">The least number of nodes queried in quorum consistency is determined by:</text:p>
      <text:p text:style-name="P112">no. of nodes = (RF+1)/2</text:p>
      <text:p text:style-name="P112"/>
      <text:p text:style-name="P17"><text:span text:style-name="T51">E</text:span><text:span text:style-name="T45">xample: </text:span><text:span text:style-name="T50">in our case </text:span><text:span text:style-name="T52">RF (R</text:span><text:span text:style-name="T50">eplication </text:span><text:span text:style-name="T52">F</text:span><text:span text:style-name="T50">actor</text:span><text:span text:style-name="T52">)</text:span><text:span text:style-name="T50"> is 3.</text:span></text:p>
      <text:p text:style-name="P113">therefore: (3+1)/2 = 2. </text:p>
      <text:p text:style-name="P17"><text:span text:style-name="T53">So, data will be written </text:span><text:span text:style-name="T54">to </text:span><text:span text:style-name="T53">or read from at least 2 nodes.</text:span><text:span text:style-name="T45"> </text:span></text:p>
      <text:p text:style-name="P112"/>
      <text:p text:style-name="P15"><text:span text:style-name="T41">C</text:span><text:span text:style-name="T40">onsistency for write: </text:span><text:span text:style-name="T46">data is written to maximum of nodes.</text:span></text:p>
      <text:p text:style-name="P127"/>
      <text:p text:style-name="P15"><text:span text:style-name="T41">C</text:span><text:span text:style-name="T44">onsistency for read: </text:span><text:span text:style-name="T48">D</text:span><text:span text:style-name="T47">ata is read from all nodes. </text:span><text:span text:style-name="T48">And from all nodes </text:span><text:span text:style-name="T49">the most recent data is returned.</text:span></text:p>
      <text:p text:style-name="P114"/>
      <text:p text:style-name="P18"><text:span text:style-name="T49">T</text:span><text:span text:style-name="T45">o check your consistency, simply type the command: CONSISTENCY and hit enter.</text:span></text:p>
      <text:p text:style-name="P32">To change the consistency type: <text:s/><text:span text:style-name="T56">CONSISTENCY </text:span><text:span text:style-name="T55">QUORUM</text:span></text:p>
      <text:p text:style-name="P33"><text:span text:style-name="T55">To change consistency level back to one type: <text:s/></text:span><text:span text:style-name="T56">CONSISTENCY </text:span><text:span text:style-name="T55">ONE</text:span></text:p>
      <text:p text:style-name="P115"/>
      <text:p text:style-name="P115"/>
      <text:p text:style-name="P93"><text:span text:style-name="T106">CREATE TABLE</text:span>:</text:p>
      <text:p text:style-name="P95">CREATE TABLE employee_by_car_make(car_make text, id int, car_model text, PRIMARY KEY(car_make, id));</text:p>
      <text:p text:style-name="P115"/>
      <text:p text:style-name="P91"/>
      <text:p text:style-name="P91">INSERT OPERATION:</text:p>
      <text:p text:style-name="P96"/>
      <text:p text:style-name="P116">1.</text:p>
      <text:p text:style-name="P99"><text:span text:style-name="T65">INSERT INTO employee_by_id(id, name, position) VALUES (1, 'chaitanya', 'software engineer'</text:span><text:span text:style-name="T66">);</text:span></text:p>
      <text:p text:style-name="P35"><text:span text:style-name="T103">N</text:span>ote: inserting text data you cannot use double quotes.</text:p>
      <text:p text:style-name="P37"/>
      <text:p text:style-name="P38">2.</text:p>
      <text:p text:style-name="P34"><text:span text:style-name="T55">INSERT INTO employee_by_id(id, name) VALUES (1, '</text:span><text:span text:style-name="T59">kalyani</text:span><text:span text:style-name="T55">'</text:span><text:span text:style-name="T58">);</text:span></text:p>
      <text:p text:style-name="P36"><text:span text:style-name="T60">N</text:span><text:span text:style-name="T58">ote: </text:span><text:span text:style-name="T61">here while insertion we didn`t mention position column. In column field ‘null’ value is automatically field. </text:span><text:span text:style-name="T62">But what you cannot do is this: </text:span></text:p>
      <text:p text:style-name="P36"><text:span text:style-name="T57">INSERT INTO employee_by_id(id, name, </text:span><text:span text:style-name="T64">position</text:span><text:span text:style-name="T57">) VALUES (1, '</text:span><text:span text:style-name="T59">kalyani</text:span><text:span text:style-name="T57">'</text:span><text:span text:style-name="T58">);</text:span></text:p>
      <text:p text:style-name="P40"><text:span text:style-name="T58">w</text:span><text:span text:style-name="T55">here position is mentioned but its value is </text:span><text:span text:style-name="T63">missing</text:span><text:span text:style-name="T55">.</text:span></text:p>
      <text:p text:style-name="P117"/>
      <text:p text:style-name="P37"><text:soft-page-break/></text:p>
      <text:p text:style-name="P92"><text:span text:style-name="T104">READ</text:span> OPERATION:</text:p>
      <text:p text:style-name="P92"/>
      <text:p text:style-name="P94">1. Read entire table:</text:p>
      <text:p text:style-name="P37">select * from <text:span text:style-name="T16">e</text:span><text:span text:style-name="T57">mployee_by_id;</text:span></text:p>
      <text:p text:style-name="P110"/>
      <text:p text:style-name="P89"><text:span text:style-name="T67">2. </text:span><text:span text:style-name="T65">Read specific record using where clause </text:span><text:span text:style-name="T69">(based of primary key)</text:span><text:span text:style-name="T65">:</text:span></text:p>
      <text:p text:style-name="P100"><text:span text:style-name="T65">select * from employee_by_id where id=</text:span><text:span text:style-name="T68">1</text:span><text:span text:style-name="T65">;</text:span></text:p>
      <text:p text:style-name="P118"/>
      <text:p text:style-name="P90"><text:span text:style-name="T69">3</text:span><text:span text:style-name="T67">. </text:span><text:span text:style-name="T65">Read specific record using where clause </text:span><text:span text:style-name="T69">(based of non-primary key)</text:span><text:span text:style-name="T65">:</text:span></text:p>
      <text:p text:style-name="P101"><text:span text:style-name="T65">select * from employee_by_id where </text:span><text:span text:style-name="T70">name = ‘chaitanya’</text:span><text:span text:style-name="T65">;</text:span></text:p>
      <text:p text:style-name="P107"><text:span text:style-name="T71">T</text:span><text:span text:style-name="T65">his query will query will throw</text:span><text:span text:style-name="T73"> an</text:span><text:span text:style-name="T65"> error because in Cassandra you can fetch data using primary key. </text:span><text:span text:style-name="T72">However, execution of above query is possible using ‘ALLOW FILTER’, but it is not recommended by Cassandra cause this will lead to performance unpredictable issues.</text:span></text:p>
      <text:p text:style-name="P108"><text:span text:style-name="T72">A</text:span><text:span text:style-name="T65">nyway the query looks like this: </text:span></text:p>
      <text:p text:style-name="P102"><text:span text:style-name="T65">select * from employee_by_id where </text:span><text:span text:style-name="T70">name = ‘chaitanya’ </text:span><text:span text:style-name="T97">ALLOW FILTERING</text:span><text:span text:style-name="T65">;</text:span></text:p>
      <text:p text:style-name="P120"/>
      <text:p text:style-name="P121"><text:span text:style-name="T153">A</text:span>nother way to query data on non-primary column is by <text:span text:style-name="T153">creating</text:span> INDEX <text:span text:style-name="T153">ON table</text:span>. Again this is not recommended by Cassandra.</text:p>
      <text:p text:style-name="P122">It is done as:</text:p>
      <text:p text:style-name="P122"/>
      <text:p text:style-name="P122">CREATE INDEX ON employee_by_id (name);</text:p>
      <text:p text:style-name="P122">select * from employee_by_id where name = 'chaitanya';</text:p>
      <text:p text:style-name="P119"><text:s/></text:p>
      <text:p text:style-name="P97"/>
      <text:p text:style-name="P1"/>
      <text:p text:style-name="P200"><text:span text:style-name="T111">P</text:span>ractical implementation:</text:p>
      <text:p text:style-name="P199"/>
      <text:p text:style-name="P86"><text:span text:style-name="T108">C</text:span>reate table <text:span text:style-name="T107">with one </text:span><text:span text:style-name="T109">partition</text:span><text:span text:style-name="T107"> key and one sort key</text:span>:</text:p>
      <text:p text:style-name="P109">CREATE TABLE employee_by_car_make(car_make text, id int, car_model text, PRIMARY KEY(car_make, id));</text:p>
      <text:p text:style-name="P109"/>
      <text:p text:style-name="P111">where: car_make is <text:span text:style-name="T110">a partition key and id is a sort key</text:span></text:p>
      <text:p text:style-name="P98"/>
      <text:p text:style-name="P124">Insert into table:</text:p>
      <text:p text:style-name="P123">INSERT INTO employee_by_car_make(car_make, id, car_model) VALUES ('BMW', 1, 'sports car');</text:p>
      <text:p text:style-name="P123">INSERT INTO employee_by_car_make(car_make, id, car_model) VALUES ('BMW', 2, 'sports car');</text:p>
      <text:p text:style-name="P123">INSERT INTO employee_by_car_make(car_make, id, car_model) VALUES ('Audi', 3, 'truck');</text:p>
      <text:p text:style-name="P123">INSERT INTO employee_by_car_make(car_make, id, car_model) VALUES ('Audi', 4, 'Hatchback');</text:p>
      <text:p text:style-name="P1"><text:soft-page-break/></text:p>
      <text:p text:style-name="P88">Read from table:</text:p>
      <text:p text:style-name="P191">1. Reading based on partition key.</text:p>
      <text:p text:style-name="P190">select * from employee_by_car_make where car_make='Audi';</text:p>
      <text:p text:style-name="P191"/>
      <text:p text:style-name="P194">2. Reading based on partition key <text:span text:style-name="T113">and </text:span><text:span text:style-name="T116">arranging based on</text:span><text:span text:style-name="T113"> sort key </text:span><text:span text:style-name="T114">in ascending order</text:span><text:span text:style-name="T113">.</text:span></text:p>
      <text:p text:style-name="P192">select * from employee_by_car_make where car_make='Audi' ORDER BY id;</text:p>
      <text:p text:style-name="P195">3. <text:span text:style-name="T112">Reading based on partition key </text:span><text:span text:style-name="T113">and </text:span><text:span text:style-name="T116">arranging based on </text:span><text:span text:style-name="T113">sort key </text:span>in <text:span text:style-name="T115">de</text:span>scending order<text:span text:style-name="T113">.</text:span></text:p>
      <text:p text:style-name="P193">select * from employee_by_car_make where car_make='Audi' ORDER BY id desc;</text:p>
      <text:p text:style-name="P193"/>
      <text:p text:style-name="P196">NOTE: if you try to sort data using <text:span text:style-name="T117">some</text:span> non sort key columns then it will throw error.</text:p>
      <text:p text:style-name="P193"/>
      <text:p text:style-name="P193"/>
      <text:p text:style-name="P87"><text:span text:style-name="T108">C</text:span>reate table <text:span text:style-name="T107">with </text:span><text:span text:style-name="T118">two</text:span><text:span text:style-name="T107"> </text:span><text:span text:style-name="T109">partition</text:span><text:span text:style-name="T107"> key</text:span><text:span text:style-name="T118">s</text:span><text:span text:style-name="T107"> and one sort key</text:span>: </text:p>
      <text:p text:style-name="P31">CREATE TABLE employee_by_car_make_and_model (car_make text, car_model text, id int, name text, PRIMARY KEY((car_make, car_model), id));</text:p>
      <text:p text:style-name="P41"/>
      <text:p text:style-name="P41">where: <text:s/><text:span text:style-name="T119">car_make </text:span>and<text:span text:style-name="T119"> car_model </text:span>make a partition key. And <text:span text:style-name="T119">id </text:span>is a sort key.</text:p>
      <text:p text:style-name="P42"/>
      <text:p text:style-name="P42">Note:</text:p>
      <text:p text:style-name="P42"/>
      <text:p text:style-name="P43"><text:span text:style-name="T123">1. </text:span>As you know by now that in Cassandra you can skip some columns you don`t have value for. But you cannot skip any column which collectively makes primary. <text:span text:style-name="T120">That means neither you can skip partition key nor sort key.</text:span> <text:span text:style-name="T121">Now, </text:span><text:span text:style-name="T120">partition key </text:span><text:span text:style-name="T121">can be of one or more columns, similarly</text:span><text:span text:style-name="T120"> sort key </text:span><text:span text:style-name="T121">can be of one or more columns. </text:span><text:span text:style-name="T122">So you cannot any of these columns.</text:span></text:p>
      <text:p text:style-name="P128"/>
      <text:p text:style-name="P129">2. <text:span text:style-name="T124">If you enter same primary key </text:span><text:span text:style-name="T126">as previous </text:span><text:span text:style-name="T124">then the record will be </text:span><text:span text:style-name="T125">replaced. </text:span><text:span text:style-name="T127">But this time if you don`t mention certain column whose value already </text:span><text:span text:style-name="T129">exists</text:span><text:span text:style-name="T127"> in table then ‘null’ will </text:span><text:span text:style-name="T128">not </text:span><text:span text:style-name="T127">be written automatically, </text:span><text:span text:style-name="T130">instead it will take previous value as it is.</text:span></text:p>
      <text:p text:style-name="P129"/>
      <text:p text:style-name="P129"/>
      <text:p text:style-name="P129"/>
      <text:p text:style-name="P125">Insert into table:</text:p>
      <text:p text:style-name="P129"><text:s/></text:p>
      <text:p text:style-name="P128">insert into employee_by_car_make_and_model(car_make, car_model, id) values ('BMW', 'hatchback', 2);</text:p>
      <text:p text:style-name="P128">insert into employee_by_car_make_and_model(car_make, car_model, id) values ('BMW', 'hatchback', 3);</text:p>
      <text:p text:style-name="P128">insert into employee_by_car_make_and_model(car_make, car_model, id, name) values ('Audi', 'Truck', 4, 'Soham');</text:p>
      <text:p text:style-name="P128">insert into employee_by_car_make_and_model(car_make, car_model, id, name) values ('Audi', 'Truck', 5, 'kalyani');</text:p>
      <text:p text:style-name="P128"><text:soft-page-break/>insert into employee_by_car_make_and_model(car_make, car_model, id, name) values ('Audi', 'Truck', 6, 'sarita');</text:p>
      <text:p text:style-name="P128">insert into employee_by_car_make_and_model(car_make, car_model, id, name) values ('Audi', 'sports car', 7, 'Ashish');</text:p>
      <text:p text:style-name="P128">insert into employee_by_car_make_and_model(car_make, car_model, id, name) values ('BMW', 'sports car', 8, 'Nutan');</text:p>
      <text:p text:style-name="P128"/>
      <text:p text:style-name="P128"/>
      <text:p text:style-name="P48">Read from table:</text:p>
      <text:p text:style-name="P48"/>
      <text:p text:style-name="P130"><text:span text:style-name="T131">1. </text:span><text:span text:style-name="T133">Read data based on partition key.</text:span></text:p>
      <text:p text:style-name="P130">select * from employee_by_car_make_and_model where car_make = 'Audi' <text:span text:style-name="T132">AND</text:span> car_model = 'Truck';</text:p>
      <text:p text:style-name="P130"/>
      <text:p text:style-name="P134">2. Read data based on <text:span text:style-name="T135">partial</text:span><text:span text:style-name="T134"> </text:span>partition key.</text:p>
      <text:p text:style-name="P131">select * from employee_by_car_make_and_model where car_make = 'Audi';</text:p>
      <text:p text:style-name="P135">this will throw an error because, partition is made up of two columns.</text:p>
      <text:p text:style-name="P135"/>
      <text:p text:style-name="P135"/>
      <text:p text:style-name="P197">Tomorrow in next video check if explains about multiple sort key working.</text:p>
      <text:p text:style-name="P198">This thing is incomplete. You need to check how thing work in case of multiple sort keys.</text:p>
      <text:p text:style-name="P197"/>
      <text:p text:style-name="P136"/>
      <text:p text:style-name="P135"/>
      <text:p text:style-name="P135"/>
      <text:p text:style-name="P133"><text:s/></text:p>
      <text:p text:style-name="P132"/>
      <text:p text:style-name="P130"/>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28"/>
      <text:p text:style-name="P128"/>
      <text:p text:style-name="P128"/>
      <text:p text:style-name="P128"/>
      <text:p text:style-name="P128"/>
      <text:p text:style-name="P128"/>
      <text:p text:style-name="P49">Write Time: <text:span text:style-name="T65">Write time is used to</text:span><text:span text:style-name="T74"> check when certain column was written </text:span><text:span text:style-name="T75">in table.</text:span></text:p>
      <text:p text:style-name="P160"/>
      <text:p text:style-name="P50"><text:span text:style-name="T137">N</text:span><text:span text:style-name="T136">ote: you cannot check the write time of primary key column, if you try to do so you will get error.</text:span><text:span text:style-name="T65"> </text:span></text:p>
      <text:p text:style-name="P161"/>
      <text:p text:style-name="P161">SELECT car_model, writetime(car_model) FROM employee_by_car_make;</text:p>
      <text:p text:style-name="P162"/>
      <text:p text:style-name="P162">In above query, car_model is a non-primary key column whose time has to be checked.</text:p>
      <text:p text:style-name="P161"/>
      <text:p text:style-name="P128"/>
      <text:p text:style-name="P51">Update:</text:p>
      <text:p text:style-name="P51"/>
      <text:p text:style-name="P137">UPDATE employee_by_car_make SET car_model = 'mini-truck' where car_make = 'BMW' AND id = 1;</text:p>
      <text:p text:style-name="P137"/>
      <text:p text:style-name="P138">In above query we used primary key to update the specific column value for specific row. <text:span text:style-name="T138">You cannot use partial(only partition key or </text:span><text:span text:style-name="T139">only</text:span><text:span text:style-name="T138"> sort key) primary key. </text:span><text:span text:style-name="T140">If you try to do so it will throw an error.</text:span></text:p>
      <text:p text:style-name="P51"/>
      <text:p text:style-name="P52">TTL (Time To Live): </text:p>
      <text:p text:style-name="P53"><text:span text:style-name="T76">This deletes </text:span><text:span text:style-name="T65">data</text:span><text:span text:style-name="T76"> after specified period of time. </text:span><text:span text:style-name="T77">Time is specified in seconds.</text:span></text:p>
      <text:p text:style-name="P163"/>
      <text:p text:style-name="P54"><text:span text:style-name="T141">I</text:span>nsert <text:span text:style-name="T144">(</text:span>USING TTL<text:span text:style-name="T79">)</text:span><text:span text:style-name="T65">:</text:span></text:p>
      <text:p text:style-name="P164"/>
      <text:p text:style-name="P55"><text:span text:style-name="T65">INSERT INTO employee_by_car_make(car_make, id, car_model) VALUES('</text:span><text:span text:style-name="T78">Mercedes</text:span><text:span text:style-name="T65">', 5, 'sedan') USING TTL 30;</text:span></text:p>
      <text:p text:style-name="P164"/>
      <text:p text:style-name="P166">The above query will insert new row in table, but this row will last only for 30 seconds. </text:p>
      <text:p text:style-name="P167"/>
      <text:p text:style-name="P167">You can also track the remaining time of the row using following command.</text:p>
      <text:p text:style-name="P168"/>
      <text:p text:style-name="P168">SELECT TTL (car_model) from employee_by_car_make where car_make = 'Mercedes' and id = 5;</text:p>
      <text:p text:style-name="P168"/>
      <text:p text:style-name="P168"/>
      <text:p text:style-name="P56"><text:span text:style-name="T143">U</text:span>pdate <text:span text:style-name="T144">(</text:span><text:span text:style-name="T142">USING TTL</text:span><text:span text:style-name="T79">)</text:span><text:span text:style-name="T80">:</text:span></text:p>
      <text:p text:style-name="P165"><text:soft-page-break/></text:p>
      <text:p text:style-name="P165">UPDATE employee_by_car_make USING TTL 30 SET car_model = 'sedan' where car_make = 'Audi' AND id;</text:p>
      <text:p text:style-name="P165"/>
      <text:p text:style-name="P57"><text:span text:style-name="T83">T</text:span><text:span text:style-name="T65">his command will update column value of the specified row only for 30 seconds. And after 30 seconds the updat</text:span><text:span text:style-name="T82">ed value</text:span><text:span text:style-name="T65"> will </text:span><text:span text:style-name="T81">change to null. But technically it should have shown older value of the column.</text:span></text:p>
      <text:p text:style-name="P58"><text:span text:style-name="T81">Y</text:span><text:span text:style-name="T65">ou can also track the remaining time of the updated value using following command</text:span></text:p>
      <text:p text:style-name="P169"/>
      <text:p text:style-name="P169">SELECT TTL(car_model) from employee_by_car_make where car_make = 'Audi' AND id = 4;</text:p>
      <text:p text:style-name="P165"/>
      <text:p text:style-name="P168"/>
      <text:p text:style-name="P168"/>
      <text:p text:style-name="P164"/>
      <text:p text:style-name="P60"><text:span text:style-name="T141">A</text:span>dd new column to the existing table:</text:p>
      <text:p text:style-name="P139">ALTER TABLE employee_by_<text:span text:style-name="T145">car_make</text:span> ADD <text:span text:style-name="T145">top_speed int</text:span>;</text:p>
      <text:p text:style-name="P139"/>
      <text:p text:style-name="P140"><text:span text:style-name="T146">T</text:span>he above query will add new column named ‘top_speed’ of type int.</text:p>
      <text:p text:style-name="P140"/>
      <text:p text:style-name="P141">When you add new column in table it will automatically get ‘null’ value assigned.</text:p>
      <text:p text:style-name="P163"/>
      <text:p text:style-name="P170"/>
      <text:p text:style-name="P59">Collection in Cassandra: <text:span text:style-name="T85">Usually we can have single value for </text:span><text:span text:style-name="T86">a</text:span><text:span text:style-name="T85"> particular column. <text:s/></text:span><text:span text:style-name="T87">But</text:span><text:span text:style-name="T84"> collection </text:span><text:span text:style-name="T87">allows you to have multiple</text:span><text:span text:style-name="T84"> values for </text:span><text:span text:style-name="T88">single</text:span><text:span text:style-name="T84"> column. </text:span><text:span text:style-name="T95">Collections use {curl brackets} to hold values. </text:span><text:span text:style-name="T96">Example {val1, val2, val3....}.</text:span><text:span text:style-name="T95"> </text:span></text:p>
      <text:p text:style-name="P171"/>
      <text:p text:style-name="P61"><text:span text:style-name="T84">C</text:span><text:span text:style-name="T65">ollection can be of two types:</text:span></text:p>
      <text:p text:style-name="P62"><text:span text:style-name="T89">1. Ordered collection: </text:span><text:span text:style-name="T90">it</text:span><text:span text:style-name="T89"> is created using ‘set’.</text:span></text:p>
      <text:p text:style-name="P63"><text:span text:style-name="T89">2. </text:span><text:span text:style-name="T65">Unordered </text:span><text:span text:style-name="T89">collection: </text:span><text:span text:style-name="T65">it</text:span><text:span text:style-name="T89"> is created using ‘</text:span><text:span text:style-name="T91">list</text:span><text:span text:style-name="T89">’</text:span><text:span text:style-name="T65"> </text:span></text:p>
      <text:p text:style-name="P172"/>
      <text:p text:style-name="P173">ALTER TABLE employee_by_id ADD phone set&lt;text&gt;;</text:p>
      <text:p text:style-name="P64"><text:span text:style-name="T92">T</text:span><text:span text:style-name="T65">he above </text:span><text:span text:style-name="T93">query</text:span><text:span text:style-name="T65"> will create unordered collection for </text:span><text:span text:style-name="T94">column</text:span><text:span text:style-name="T65"> phone and can accept only text values.</text:span></text:p>
      <text:p text:style-name="P174"/>
      <text:p text:style-name="P65">Insert values in collection:</text:p>
      <text:p text:style-name="P142"/>
      <text:p text:style-name="P142">UPDATE employee_by_id SET phone = {'74xxxxxxx02', '97xxxxxx47'} WHERE id = 1;</text:p>
      <text:p text:style-name="P65"/>
      <text:p text:style-name="P65">Add <text:span text:style-name="T147">extra</text:span> values in collection <text:span text:style-name="T148">(+)</text:span>:</text:p>
      <text:p text:style-name="P142">UPDATE employee_by_id SET phone = phone + {'78xxxxxx98'} WHERE id = 1;</text:p>
      <text:p text:style-name="P142"/>
      <text:p text:style-name="P145"><text:span text:style-name="T149">The</text:span> above query will add extra collection values to the existing collection.</text:p>
      <text:p text:style-name="P142"/>
      <text:p text:style-name="P66"><text:soft-page-break/><text:span text:style-name="T150">Delete</text:span> values <text:span text:style-name="T150">from the</text:span> collection <text:span text:style-name="T148">(-)</text:span>:</text:p>
      <text:p text:style-name="P143">UPDATE employee_by_id SET phone = phone - {'78xxxxxx98'} WHERE id = 1;</text:p>
      <text:p text:style-name="P143"/>
      <text:p text:style-name="P146"><text:span text:style-name="T149">The</text:span> above query will <text:span text:style-name="T151">remove</text:span> <text:span text:style-name="T151">given</text:span> value <text:span text:style-name="T151">from the</text:span> collection.</text:p>
      <text:p text:style-name="P146"/>
      <text:p text:style-name="P67"><text:span text:style-name="T150">Delete</text:span> <text:span text:style-name="T152">all </text:span>values <text:span text:style-name="T150">from the</text:span> collection <text:span text:style-name="T148">(</text:span><text:span text:style-name="T152">{}</text:span><text:span text:style-name="T148">)</text:span>:</text:p>
      <text:p text:style-name="P144">UPDATE employee_by_id SET phone = {} WHERE id = 1;</text:p>
      <text:p text:style-name="P144"/>
      <text:p text:style-name="P144"/>
      <text:p text:style-name="P144"/>
      <text:p text:style-name="P68">UUIDs <text:span text:style-name="T154">(universally unique identifies) </text:span>and Counters:</text:p>
      <text:p text:style-name="P69"><text:span text:style-name="T65">Primary keys are used to identify rows uniquely. They can be auto-generated by using increment approach, which means there will be no duplicate primary keys. </text:span><text:span text:style-name="T98">This is a nice approach as long as data is stored on only on single server. But, in NoSQL as data is stored in on multiple servers </text:span><text:span text:style-name="T99">so this approach seems to be inefficient. </text:span><text:span text:style-name="T100">That`s why we use UUID (</text:span><text:span text:style-name="T65">Universally unique identifiers</text:span><text:span text:style-name="T100">), which can identify a record uniquely across all the servers in the network.</text:span></text:p>
      <text:p text:style-name="P175"/>
      <text:p text:style-name="P70"><text:span text:style-name="T100">T</text:span><text:span text:style-name="T65">here are two types of unique identifiers in Cassandra:</text:span></text:p>
      <text:p text:style-name="P71">1. <text:span text:style-name="T155">uuid</text:span></text:p>
      <text:p text:style-name="P176"/>
      <text:p text:style-name="P177">1. Create a new table with uuid column.</text:p>
      <text:p text:style-name="P177"><text:s/>CREATE TABLE employee_by_uuid(id uuid PRIMARY KEY, first_name text, last_name text);</text:p>
      <text:p text:style-name="P177"/>
      <text:p text:style-name="P178">2. Insert values in table.</text:p>
      <text:p text:style-name="P73"><text:span text:style-name="T101">INSERT</text:span><text:span text:style-name="T65"> </text:span><text:span text:style-name="T101">INTO </text:span><text:span text:style-name="T65">employee_by_uuid (id, first_name, last_name) </text:span><text:span text:style-name="T101">VALUES</text:span><text:span text:style-name="T65">(uuid(), 'Chaitanya', 'Gaikwad');</text:span></text:p>
      <text:p text:style-name="P178"/>
      <text:p text:style-name="P179">In above query, uuid() function is used to create unique identifier automatically.</text:p>
      <text:p text:style-name="P179"/>
      <text:p text:style-name="P72">2. <text:span text:style-name="T155">timeuuid</text:span></text:p>
      <text:p text:style-name="P147">This uuid can be used to sort data chronologically.</text:p>
      <text:p text:style-name="P147"/>
      <text:p text:style-name="P148">1. Create a new table with <text:span text:style-name="T156">timeuuid column.</text:span></text:p>
      <text:p text:style-name="P148">CREATE TABLE employee_by_timeuuid(id timeuuid PRIMARY KEY, first_name text , last_name text);</text:p>
      <text:p text:style-name="P148"/>
      <text:p text:style-name="P149">2. Insert values in table.</text:p>
      <text:p text:style-name="P149">INSERT INTO employee_by_timeuuid (id, first_name, last_name) VALUES(now(), 'Chaitanya', 'Gaikwad');</text:p>
      <text:p text:style-name="P149"/>
      <text:p text:style-name="P74"><text:span text:style-name="T65">In above query, </text:span><text:span text:style-name="T102">now</text:span><text:span text:style-name="T65">() function is used to create unique identifier automatically.</text:span></text:p>
      <text:p text:style-name="P180"/>
      <text:p text:style-name="P180"/>
      <text:p text:style-name="P75"><text:soft-page-break/>Counters in Cassandra:</text:p>
      <text:p text:style-name="P151">counter is a special column which stores integer value and this value changes in increments and decrements. <text:span text:style-name="T157">They are used to keep track number of records. </text:span></text:p>
      <text:p text:style-name="P151"><text:span text:style-name="T157">Counters </text:span><text:span text:style-name="T159">column</text:span><text:span text:style-name="T157"> in Cassandra has some limitation: </text:span></text:p>
      <text:p text:style-name="P151"><text:span text:style-name="T159">1. Y</text:span><text:span text:style-name="T157">ou cannot make counter to primary key column.</text:span></text:p>
      <text:p text:style-name="P151"><text:span text:style-name="T159">2. </text:span><text:span text:style-name="T158">Also counters can be created only on dedicated </text:span><text:span text:style-name="T159">table</text:span><text:span text:style-name="T158">.</text:span></text:p>
      <text:p text:style-name="P152">3. you cannot create index on counter columns.</text:p>
      <text:p text:style-name="P152">4. you cannot delete counter columns</text:p>
      <text:p text:style-name="P159">5. you can create <text:span text:style-name="T161">only primary key and counter column </text:span>in the table<text:span text:style-name="T161">.</text:span></text:p>
      <text:p text:style-name="P153"/>
      <text:p text:style-name="P153"><text:span text:style-name="T162">To insert</text:span><text:span text:style-name="T160"> the data </text:span><text:span text:style-name="T162">in table, </text:span><text:span text:style-name="T160">UPDAT</text:span><text:span text:style-name="T165">E</text:span><text:span text:style-name="T160"> </text:span><text:span text:style-name="T162">is used </text:span><text:span text:style-name="T160">rather than INSERT </text:span><text:span text:style-name="T163">along with SET. </text:span><text:span text:style-name="T164">You cannot set the value for counter column, </text:span><text:span text:style-name="T166">it can only be incremented and decremented</text:span><text:span text:style-name="T164">.</text:span></text:p>
      <text:p text:style-name="P153"/>
      <text:p text:style-name="P76">Create table:</text:p>
      <text:p text:style-name="P76"/>
      <text:p text:style-name="P152">CREATE TABLE customer_by_counter_id (id uuid PRIMARY KEY, orders counter);</text:p>
      <text:p text:style-name="P154"/>
      <text:p text:style-name="P155">As you cannot insert data using insert command, it takes update <text:span text:style-name="T167">command</text:span>. But to update something it is necessary to have some exiting data already. <text:span text:style-name="T168">This is like moving in circles. So to insert data for particular row we use uuid() fun</text:span><text:span text:style-name="T169">ct</text:span><text:span text:style-name="T168">ion.</text:span></text:p>
      <text:p text:style-name="P155"/>
      <text:p text:style-name="P77">Insert data:</text:p>
      <text:p text:style-name="P77"/>
      <text:p text:style-name="P156">UPDATE customer_by_counter_id SET orders = orders + 1 WHERE id = uuid();</text:p>
      <text:p text:style-name="P156"/>
      <text:p text:style-name="P157">Now, every time you run this query a new customer will be created with orders` value as 1.</text:p>
      <text:p text:style-name="P157"/>
      <text:p text:style-name="P158">To increment the value of one specific customer <text:span text:style-name="T171">you need to know</text:span><text:span text:style-name="T170"> his primary key, </text:span><text:span text:style-name="T171">and primary key created using uuid</text:span>:</text:p>
      <text:p text:style-name="P158"/>
      <text:p text:style-name="P158">UPDATE customer_by_counter_id SET orders = orders + 1 WHERE id = 0a46bdd8-b68b-4428-9694-165f33ccf8c4;</text:p>
      <text:p text:style-name="P157"/>
      <text:p text:style-name="P155"/>
      <text:p text:style-name="P155"/>
      <text:p text:style-name="P152"/>
      <text:p text:style-name="P152"/>
      <text:p text:style-name="P152"/>
      <text:p text:style-name="P150"/>
      <text:p text:style-name="P147"/>
      <text:p text:style-name="P147"/>
      <text:p text:style-name="P147"/>
      <text:p text:style-name="P147"/>
      <text:p text:style-name="P78"><text:soft-page-break/>General info, not a part of Article:</text:p>
      <text:p text:style-name="P78"/>
      <text:p text:style-name="P79">1. Import/export data in Cassandra:</text:p>
      <text:p text:style-name="P181"><text:span text:style-name="T193">Import</text:span> from csv file to table. </text:p>
      <text:p text:style-name="P181"><text:span text:style-name="T194">C</text:span><text:span text:style-name="T195">reate </text:span><text:span text:style-name="T172">csv file from </text:span><text:span text:style-name="T174">C</text:span><text:span text:style-name="T173">assandra </text:span><text:span text:style-name="T172">table</text:span></text:p>
      <text:p text:style-name="P80"/>
      <text:p text:style-name="P80">2. Materialized view:</text:p>
      <text:p text:style-name="P183"><text:span text:style-name="T199">I</text:span>t is just like views except data is stored physically on disk in case of materialized views. <text:span text:style-name="T197">Data is queried from multiple nodes in cluster. It is an expensive deal. </text:span><text:span text:style-name="T198">If data is updated in original table the same will be reflected automatically in materialized view.</text:span></text:p>
      <text:p text:style-name="P182"/>
      <text:p text:style-name="P182"/>
      <text:p text:style-name="P182"/>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81">Cassandra peer to peer architecture:</text:p>
      <text:p text:style-name="P188"/>
      <text:p text:style-name="P203"><text:span text:style-name="T179">Cassandra uses peer to peer architecture. </text:span><text:span text:style-name="T180">In peer to peer architecture every node acts as both client and server. That means every node performs read and write operations. </text:span><text:span text:style-name="T179">The data is distributed among these nodes in the cluster. </text:span><text:span text:style-name="T181">And data of one </text:span><text:span text:style-name="T182">node</text:span><text:span text:style-name="T181"> can be replicated to other nodes based on the set replication factor</text:span><text:span text:style-name="T183">(how many nodes)</text:span><text:span text:style-name="T181"> and consistency </text:span><text:span text:style-name="T184">level</text:span><text:span text:style-name="T183">(at least how many nodes)</text:span><text:span text:style-name="T184">. </text:span><text:span text:style-name="T185">Each node is independent of other node. </text:span><text:span text:style-name="T186">In this architecture any node can receive the query. The receiving node is called as co-ordinator node. It connects with other nodes </text:span><text:span text:style-name="T187">to replicate </text:span><text:span text:style-name="T188">data to these nodes</text:span><text:span text:style-name="T187">. </text:span><text:span text:style-name="T189">Nodes selected for replication are determined by something called </text:span><text:span text:style-name="T241">as </text:span><text:span text:style-name="T227">partitioner</text:span><text:span text:style-name="T189">.</text:span></text:p>
      <text:p text:style-name="P189"/>
      <text:p text:style-name="P84">How Cassandra <text:span text:style-name="T200">peer to peer architecture </text:span>deals with Network <text:span text:style-name="T243">P</text:span>artition:</text:p>
      <text:p text:style-name="P84"/>
      <text:p text:style-name="P187">Consider that in a cluster there are 5 nodes. <text:span text:style-name="T250">In which Replication factor is set to 3, which means data must be replicated on three nodes. And write consistency level is set to 2, which </text:span><text:span text:style-name="T252">means</text:span><text:span text:style-name="T250"> it is okay if </text:span><text:span text:style-name="T251">replica</text:span><text:span text:style-name="T250"> is written on minimum of 2 nodes. </text:span><text:span text:style-name="T253">But due to</text:span><text:span text:style-name="T245"> network partition </text:span><text:span text:style-name="T254">the co-ordinator node(1 of the 5 nodes) cannot connect with all the 4 nodes. </text:span><text:span text:style-name="T255">Consider the co-ordinator node is capable to connect to 2 nodes for now. </text:span><text:span text:style-name="T256">So data gets replicated on these 2 nodes. </text:span><text:span text:style-name="T257">By far consistency level(which is 2) is satisfied but not replication factor(which is 3), </text:span><text:span text:style-name="T262">n</text:span><text:span text:style-name="T261">onetheless it is a successful write. </text:span><text:span text:style-name="T258">Later when </text:span><text:span text:style-name="T259">partition will be healed </text:span><text:span text:style-name="T260">data will be replicated on all 3 nodes. </text:span><text:span text:style-name="T262">But if partition scenario was something else, in which </text:span><text:span text:style-name="T255">co-ordinator node </text:span><text:span text:style-name="T262">would be able to communicate with only 1 node. In that case data would be replicated only one 1 node which was not even satisfying consistency level. </text:span><text:span text:style-name="T263">So this write would be called as unsuccessful write and the architecture maintained consistency.</text:span></text:p>
      <text:p text:style-name="P186"/>
      <text:p text:style-name="P186">When we query write <text:span text:style-name="T248">operation</text:span>, it initially gets connected with any random node <text:span text:style-name="T244">which</text:span> is called as ‘co-ordinator node’, <text:span text:style-name="T246">it is one of the 5 nodes</text:span>. <text:span text:style-name="T246">Now due to network partition the co-ordinator is not able to connect with 2 nodes out </text:span><text:span text:style-name="T247">other 4 nodes. <text:s/></text:span><text:span text:style-name="T249">But if the data has to replicated on 3 nodes(replication factor = 3)</text:span></text:p>
      <text:p text:style-name="P83"/>
      <text:p text:style-name="P83"/>
      <text:p text:style-name="P82"/>
      <text:p text:style-name="P82"/>
      <text:p text:style-name="P82">Snitch:</text:p>
      <text:p text:style-name="P184"><text:span text:style-name="T242">I</text:span>ts job is to decide which <text:span text:style-name="T201">node </text:span>is more responsive or which node can be considered as the appropriate ‘co-ordinate node’ <text:span text:style-name="T202">for our requests</text:span>. <text:span text:style-name="T203">It decides which nodes could response the fastest. </text:span><text:span text:style-name="T206">In this cassandra cannot decide is better suited than the other.</text:span></text:p>
      <text:p text:style-name="P185"/>
      <text:p text:style-name="P185"><text:span text:style-name="T207">T</text:span>here are different types of snitches in <text:span text:style-name="T205">C</text:span>assandra:</text:p>
      <text:p text:style-name="P85"/>
      <text:p text:style-name="P185"><text:span text:style-name="T193">1. </text:span><text:span text:style-name="T196">S</text:span><text:span text:style-name="T193">imple snitch:</text:span> <text:span text:style-name="T204">this is the default snitch, which assumes that, all nodes are in same rack and data centre. This is good for testing environment but not production environment.</text:span></text:p>
      <text:p text:style-name="P185"><text:soft-page-break/></text:p>
      <text:p text:style-name="P201"><text:span text:style-name="T190">2. </text:span><text:span text:style-name="T191">P</text:span><text:span text:style-name="T190">roperty file snitch:</text:span><text:span text:style-name="T175"> </text:span><text:span text:style-name="T176">this is better than Simple Snitch </text:span><text:span text:style-name="T177">for production environment. </text:span><text:span text:style-name="T231">In this, a file</text:span><text:span text:style-name="T235">(</text:span><text:span text:style-name="T226">cassandra-topology.properties</text:span><text:span text:style-name="T211"> </text:span><text:span text:style-name="T210">file</text:span><text:span text:style-name="T235">)</text:span><text:span text:style-name="T231"> is maintained which contains information about every single node. </text:span><text:span text:style-name="T236">This</text:span><text:span text:style-name="T232"> information suggests where the node is located. The information maybe IP </text:span><text:span text:style-name="T237">address, Data centre, rack etc. </text:span><text:span text:style-name="T238">A</text:span><text:span text:style-name="T209">nd this file should be exactly the same on every node in the cluster.</text:span><text:span text:style-name="T237"> But in case of </text:span><text:span text:style-name="T239">huge number of nodes this files becomes unmaintainable </text:span><text:span text:style-name="T233">specially when it comes to </text:span><text:span text:style-name="T234">maintain updated information of every node.</text:span></text:p>
      <text:p text:style-name="P204"/>
      <text:p text:style-name="P202"><text:span text:style-name="T192">3. Gossiping file snitch: </text:span><text:span text:style-name="T178">this approach came in picture to save from manual efforts in </text:span><text:span text:style-name="T240">property snitch file. </text:span><text:span text:style-name="T212">This snitch is recommended for production environment. It uses rack and data centre information for the local node defined in the</text:span><text:span text:style-name="T230"> </text:span><text:span text:style-name="T212">file (</text:span><text:span text:style-name="T214">C</text:span><text:span text:style-name="T213">assandra-rackdc.properties </text:span><text:span text:style-name="T212">file) and propagates this information to other nodes. This means instead of holding information of every single node on every other node, the information of only current node is maintained.</text:span></text:p>
      <text:p text:style-name="P206"/>
      <text:p text:style-name="P205"><text:span text:style-name="T229">4. </text:span><text:span text:style-name="T228">Dynamic snitch: </text:span><text:span text:style-name="T208">this is used in combination with every other snitch and is turned on automatically. </text:span><text:span text:style-name="T215">The job of dynamic snitch is to monitor performance of every node in a cluster. </text:span><text:span text:style-name="T216">This comes into play only while reading data from the node. </text:span><text:span text:style-name="T217">So when a coordinator node receives read request the snitch has sensed which node can serve the request the quickest </text:span><text:span text:style-name="T218">based on where the nodes is located</text:span><text:span text:style-name="T217">. </text:span><text:span text:style-name="T219">All the queried data is </text:span><text:span text:style-name="T220">read</text:span><text:span text:style-name="T219"> from only one node. </text:span><text:span text:style-name="T220">But</text:span><text:span text:style-name="T219"> in order to maintain the consistency level </text:span><text:span text:style-name="T220">Cassandra also need</text:span><text:span text:style-name="T222">s</text:span><text:span text:style-name="T220"> to read the data from other number of node as well. </text:span><text:span text:style-name="T221">So from other remaining nodes only checksums</text:span><text:span text:style-name="T225">(small piece of data)</text:span><text:span text:style-name="T221"> are read only to check and satisfy </text:span><text:span text:style-name="T223">whether </text:span><text:span text:style-name="T221">the full data read from one node is </text:span><text:span text:style-name="T224">same</text:span><text:span text:style-name="T2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7T15:02:15.659000000</meta:creation-date>
    <dc:date>2021-05-03T14:51:11.938000000</dc:date>
    <meta:editing-duration>PT22H35M47S</meta:editing-duration>
    <meta:editing-cycles>406</meta:editing-cycles>
    <meta:generator>LibreOffice/7.1.1.2$Windows_X86_64 LibreOffice_project/fe0b08f4af1bacafe4c7ecc87ce55bb426164676</meta:generator>
    <meta:document-statistic meta:table-count="0" meta:image-count="0" meta:object-count="0" meta:page-count="13" meta:paragraph-count="206" meta:word-count="3095" meta:character-count="19458" meta:non-whitespace-character-count="16536"/>
  </office:meta>
</office:document-meta>
</file>